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7075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1.0717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0.8146in"/>
    </style:style>
    <style:style style:name="co22" style:family="table-column">
      <style:table-column-properties fo:break-before="auto" style:column-width="1.3543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47" style:family="table-cell" style:parent-style-name="Default" style:data-style-name="N37"/>
    <style:style style:name="ce2" style:family="table-cell" style:parent-style-name="Default" style:data-style-name="N99"/>
    <style:style style:name="ce7" style:family="table-cell" style:parent-style-name="Default" style:data-style-name="N0"/>
    <style:style style:name="ce41" style:family="table-cell" style:parent-style-name="Default" style:data-style-name="N104"/>
    <style:style style:name="ce56" style:family="table-cell" style:parent-style-name="Default" style:data-style-name="N11"/>
    <style:style style:name="ce43" style:family="table-cell" style:parent-style-name="Default">
      <style:text-properties fo:color="#ff0000"/>
    </style:style>
    <style:style style:name="ce13" style:family="table-cell" style:parent-style-name="Default">
      <style:map style:condition="cell-content()&lt;0" style:apply-style-name="Bad" style:base-cell-address="Budget.D24"/>
    </style:style>
    <style:style style:name="ce15" style:family="table-cell" style:parent-style-name="Default" style:data-style-name="N104">
      <style:table-cell-properties fo:background-color="#ff0000"/>
      <style:text-properties fo:color="#ffffff" fo:font-weight="bold" style:font-weight-asian="bold" style:font-weight-complex="bold"/>
      <style:map style:condition="cell-content()&lt;0" style:apply-style-name="Bad" style:base-cell-address="Budget.D26"/>
    </style:style>
    <style:style style:name="ce16" style:family="table-cell" style:parent-style-name="Default">
      <style:table-cell-properties style:vertical-align="middle"/>
    </style:style>
    <style:style style:name="ce3" style:family="table-cell" style:parent-style-name="Default" style:data-style-name="N104">
      <style:table-cell-properties fo:background-color="#ff0000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52" style:family="table-cell" style:parent-style-name="Default" style:data-style-name="N104">
      <style:table-cell-properties fo:background-color="#ffb66c"/>
    </style:style>
    <style:style style:name="ce4" style:family="table-cell" style:parent-style-name="Default" style:data-style-name="N11">
      <style:text-properties style:use-window-font-color="true"/>
    </style:style>
    <style:style style:name="ce45" style:family="table-cell" style:parent-style-name="Default" style:data-style-name="N104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 style:data-style-name="N11">
      <style:table-cell-properties fo:background-color="#ffb66c"/>
    </style:style>
    <style:style style:name="ce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51" style:family="table-cell" style:parent-style-name="Default" style:data-style-name="N104">
      <style:table-cell-properties fo:background-color="#ffb66c"/>
      <style:text-properties style:text-underline-style="none"/>
    </style:style>
    <style:style style:name="ce53" style:family="table-cell" style:parent-style-name="Default">
      <style:table-cell-properties fo:background-color="#ffb66c"/>
    </style:style>
    <style:style style:name="ce5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3" style:family="table-cell" style:parent-style-name="Default" style:data-style-name="N104">
      <style:table-cell-properties fo:background-color="#ffb66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Paycheck Dates" table:style-name="ta1">
        <table:table-column table:style-name="co1" table:default-cell-style-name="ce47"/>
        <table:table-column table:style-name="co1" table:default-cell-style-name="Default"/>
        <table:table-column table:style-name="co1" table:default-cell-style-name="ce2"/>
        <table:table-column table:style-name="co1" table:default-cell-style-name="ce47"/>
        <table:table-column table:style-name="co1" table:default-cell-style-name="Default"/>
        <table:table-column table:style-name="co1" table:default-cell-style-name="ce2"/>
        <table:table-column table:style-name="co1" table:default-cell-style-name="ce47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/>
          <table:table-cell/>
          <table:table-cell table:style-name="Default"/>
          <table:table-cell table:formula="of:=[.A26]+14" office:value-type="date" office:date-value="2022-01-07" calcext:value-type="date">
            <text:p>01/07/22</text:p>
          </table:table-cell>
          <table:table-cell table:formula="of:=MONTH([.D1])" office:value-type="float" office:value="1" calcext:value-type="float">
            <text:p>1</text:p>
          </table:table-cell>
          <table:table-cell table:style-name="ce7" table:formula="of:=IF([.E1]=#REF!;1)" office:value-type="string" office:string-value="" calcext:value-type="error">
            <text:p>#REF!</text:p>
          </table:table-cell>
          <table:table-cell table:formula="of:=[.D26]+14" office:value-type="date" office:date-value="2023-01-06" calcext:value-type="date">
            <text:p>01/06/23</text:p>
          </table:table-cell>
          <table:table-cell table:formula="of:=MONTH([.G1])" office:value-type="float" office:value="1" calcext:value-type="float">
            <text:p>1</text:p>
          </table:table-cell>
          <table:table-cell table:style-name="ce7" table:formula="of:=IF([.H1]=#REF!;1)" office:value-type="string" office:string-value="" calcext:value-type="error">
            <text:p>#REF!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1]+14" office:value-type="date" office:date-value="2022-01-21" calcext:value-type="date">
            <text:p>01/21/22</text:p>
          </table:table-cell>
          <table:table-cell table:formula="of:=MONTH([.D2])" office:value-type="float" office:value="1" calcext:value-type="float">
            <text:p>1</text:p>
          </table:table-cell>
          <table:table-cell table:style-name="ce7" table:formula="of:=IF([.E2]=#REF!;1)" office:value-type="string" office:string-value="" calcext:value-type="error">
            <text:p>#REF!</text:p>
          </table:table-cell>
          <table:table-cell table:formula="of:=[.G1]+14" office:value-type="date" office:date-value="2023-01-20" calcext:value-type="date">
            <text:p>01/20/23</text:p>
          </table:table-cell>
          <table:table-cell table:formula="of:=MONTH([.G2])" office:value-type="float" office:value="1" calcext:value-type="float">
            <text:p>1</text:p>
          </table:table-cell>
          <table:table-cell table:style-name="ce7" table:formula="of:=IF([.H2]=#REF!;1)" office:value-type="string" office:string-value="" calcext:value-type="error">
            <text:p>#REF!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2]+14" office:value-type="date" office:date-value="2022-02-04" calcext:value-type="date">
            <text:p>02/04/22</text:p>
          </table:table-cell>
          <table:table-cell table:formula="of:=MONTH([.D3])" office:value-type="float" office:value="2" calcext:value-type="float">
            <text:p>2</text:p>
          </table:table-cell>
          <table:table-cell table:formula="of:=IF([.E3]=[.E1];1)" office:value-type="boolean" office:boolean-value="false" calcext:value-type="boolean">
            <text:p>FALSE</text:p>
          </table:table-cell>
          <table:table-cell table:formula="of:=[.G2]+14" office:value-type="date" office:date-value="2023-02-03" calcext:value-type="date">
            <text:p>02/03/23</text:p>
          </table:table-cell>
          <table:table-cell table:formula="of:=MONTH([.G3])" office:value-type="float" office:value="2" calcext:value-type="float">
            <text:p>2</text:p>
          </table:table-cell>
          <table:table-cell table:formula="of:=IF([.H3]=[.H1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3]+14" office:value-type="date" office:date-value="2022-02-18" calcext:value-type="date">
            <text:p>02/18/22</text:p>
          </table:table-cell>
          <table:table-cell table:formula="of:=MONTH([.D4])" office:value-type="float" office:value="2" calcext:value-type="float">
            <text:p>2</text:p>
          </table:table-cell>
          <table:table-cell table:formula="of:=IF([.E4]=[.E2];1)" office:value-type="boolean" office:boolean-value="false" calcext:value-type="boolean">
            <text:p>FALSE</text:p>
          </table:table-cell>
          <table:table-cell table:formula="of:=[.G3]+14" office:value-type="date" office:date-value="2023-02-17" calcext:value-type="date">
            <text:p>02/17/23</text:p>
          </table:table-cell>
          <table:table-cell table:formula="of:=MONTH([.G4])" office:value-type="float" office:value="2" calcext:value-type="float">
            <text:p>2</text:p>
          </table:table-cell>
          <table:table-cell table:formula="of:=IF([.H4]=[.H2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4]+14" office:value-type="date" office:date-value="2022-03-04" calcext:value-type="date">
            <text:p>03/04/22</text:p>
          </table:table-cell>
          <table:table-cell table:formula="of:=MONTH([.D5])" office:value-type="float" office:value="3" calcext:value-type="float">
            <text:p>3</text:p>
          </table:table-cell>
          <table:table-cell table:formula="of:=IF([.E5]=[.E3];1)" office:value-type="boolean" office:boolean-value="false" calcext:value-type="boolean">
            <text:p>FALSE</text:p>
          </table:table-cell>
          <table:table-cell table:formula="of:=[.G4]+14" office:value-type="date" office:date-value="2023-03-03" calcext:value-type="date">
            <text:p>03/03/23</text:p>
          </table:table-cell>
          <table:table-cell table:formula="of:=MONTH([.G5])" office:value-type="float" office:value="3" calcext:value-type="float">
            <text:p>3</text:p>
          </table:table-cell>
          <table:table-cell table:formula="of:=IF([.H5]=[.H3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5]+14" office:value-type="date" office:date-value="2022-03-18" calcext:value-type="date">
            <text:p>03/18/22</text:p>
          </table:table-cell>
          <table:table-cell table:formula="of:=MONTH([.D6])" office:value-type="float" office:value="3" calcext:value-type="float">
            <text:p>3</text:p>
          </table:table-cell>
          <table:table-cell table:formula="of:=IF([.E6]=[.E4];1)" office:value-type="boolean" office:boolean-value="false" calcext:value-type="boolean">
            <text:p>FALSE</text:p>
          </table:table-cell>
          <table:table-cell table:formula="of:=[.G5]+14" office:value-type="date" office:date-value="2023-03-17" calcext:value-type="date">
            <text:p>03/17/23</text:p>
          </table:table-cell>
          <table:table-cell table:formula="of:=MONTH([.G6])" office:value-type="float" office:value="3" calcext:value-type="float">
            <text:p>3</text:p>
          </table:table-cell>
          <table:table-cell table:formula="of:=IF([.H6]=[.H4];1)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6]+14" office:value-type="date" office:date-value="2022-04-01" calcext:value-type="date">
            <text:p>04/01/22</text:p>
          </table:table-cell>
          <table:table-cell table:formula="of:=MONTH([.D7])" office:value-type="float" office:value="4" calcext:value-type="float">
            <text:p>4</text:p>
          </table:table-cell>
          <table:table-cell table:formula="of:=IF([.E7]=[.E5];1)" office:value-type="boolean" office:boolean-value="false" calcext:value-type="boolean">
            <text:p>FALSE</text:p>
          </table:table-cell>
          <table:table-cell table:formula="of:=[.G6]+14" office:value-type="date" office:date-value="2023-03-31" calcext:value-type="date">
            <text:p>03/31/23</text:p>
          </table:table-cell>
          <table:table-cell table:formula="of:=MONTH([.G7])" office:value-type="float" office:value="3" calcext:value-type="float">
            <text:p>3</text:p>
          </table:table-cell>
          <table:table-cell table:formula="of:=IF([.H7]=[.H5];1)" office:value-type="boolean" office:boolean-value="true" calcext:value-type="boolean">
            <text:p>TRU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formula="of:=[.D7]+14" office:value-type="date" office:date-value="2022-04-15" calcext:value-type="date">
            <text:p>04/15/22</text:p>
          </table:table-cell>
          <table:table-cell table:formula="of:=MONTH([.D8])" office:value-type="float" office:value="4" calcext:value-type="float">
            <text:p>4</text:p>
          </table:table-cell>
          <table:table-cell table:formula="of:=IF([.E8]=[.E6];1)" office:value-type="boolean" office:boolean-value="false" calcext:value-type="boolean">
            <text:p>FALSE</text:p>
          </table:table-cell>
          <table:table-cell table:formula="of:=[.G7]+14" office:value-type="date" office:date-value="2023-04-14" calcext:value-type="date">
            <text:p>04/14/23</text:p>
          </table:table-cell>
          <table:table-cell table:formula="of:=MONTH([.G8])" office:value-type="float" office:value="4" calcext:value-type="float">
            <text:p>4</text:p>
          </table:table-cell>
          <table:table-cell table:formula="of:=IF([.H8]=[.H6];1)" office:value-type="boolean" office:boolean-value="false" calcext:value-type="boolean">
            <text:p>FALSE</text:p>
          </table:table-cell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table:formula="of:=MONTH([.A9])" office:value-type="float" office:value="4" calcext:value-type="float">
            <text:p>4</text:p>
          </table:table-cell>
          <table:table-cell table:formula="of:=IF([.B9]=[.B7];1)" office:value-type="boolean" office:boolean-value="false" calcext:value-type="boolean">
            <text:p>FALSE</text:p>
          </table:table-cell>
          <table:table-cell table:formula="of:=[.D8]+14" office:value-type="date" office:date-value="2022-04-29" calcext:value-type="date">
            <text:p>04/29/22</text:p>
          </table:table-cell>
          <table:table-cell table:formula="of:=MONTH([.D9])" office:value-type="float" office:value="4" calcext:value-type="float">
            <text:p>4</text:p>
          </table:table-cell>
          <table:table-cell table:formula="of:=IF([.E9]=[.E7];1)" office:value-type="boolean" office:boolean-value="true" calcext:value-type="boolean">
            <text:p>TRUE</text:p>
          </table:table-cell>
          <table:table-cell table:formula="of:=[.G8]+14" office:value-type="date" office:date-value="2023-04-28" calcext:value-type="date">
            <text:p>04/28/23</text:p>
          </table:table-cell>
          <table:table-cell table:formula="of:=MONTH([.G9])" office:value-type="float" office:value="4" calcext:value-type="float">
            <text:p>4</text:p>
          </table:table-cell>
          <table:table-cell table:formula="of:=IF([.H9]=[.H7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9]+14" office:value-type="date" office:date-value="2021-05-14" calcext:value-type="date">
            <text:p>05/14/21</text:p>
          </table:table-cell>
          <table:table-cell table:formula="of:=MONTH([.A10])" office:value-type="float" office:value="5" calcext:value-type="float">
            <text:p>5</text:p>
          </table:table-cell>
          <table:table-cell table:formula="of:=IF([.B10]=[.B8];1)" office:value-type="boolean" office:boolean-value="false" calcext:value-type="boolean">
            <text:p>FALSE</text:p>
          </table:table-cell>
          <table:table-cell table:formula="of:=[.D9]+14" office:value-type="date" office:date-value="2022-05-13" calcext:value-type="date">
            <text:p>05/13/22</text:p>
          </table:table-cell>
          <table:table-cell table:formula="of:=MONTH([.D10])" office:value-type="float" office:value="5" calcext:value-type="float">
            <text:p>5</text:p>
          </table:table-cell>
          <table:table-cell table:formula="of:=IF([.E10]=[.E8];1)" office:value-type="boolean" office:boolean-value="false" calcext:value-type="boolean">
            <text:p>FALSE</text:p>
          </table:table-cell>
          <table:table-cell table:formula="of:=[.G9]+14" office:value-type="date" office:date-value="2023-05-12" calcext:value-type="date">
            <text:p>05/12/23</text:p>
          </table:table-cell>
          <table:table-cell table:formula="of:=MONTH([.G10])" office:value-type="float" office:value="5" calcext:value-type="float">
            <text:p>5</text:p>
          </table:table-cell>
          <table:table-cell table:formula="of:=IF([.H10]=[.H8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0]+14" office:value-type="date" office:date-value="2021-05-28" calcext:value-type="date">
            <text:p>05/28/21</text:p>
          </table:table-cell>
          <table:table-cell table:formula="of:=MONTH([.A11])" office:value-type="float" office:value="5" calcext:value-type="float">
            <text:p>5</text:p>
          </table:table-cell>
          <table:table-cell table:formula="of:=IF([.B11]=[.B9];1)" office:value-type="boolean" office:boolean-value="false" calcext:value-type="boolean">
            <text:p>FALSE</text:p>
          </table:table-cell>
          <table:table-cell table:formula="of:=[.D10]+14" office:value-type="date" office:date-value="2022-05-27" calcext:value-type="date">
            <text:p>05/27/22</text:p>
          </table:table-cell>
          <table:table-cell table:formula="of:=MONTH([.D11])" office:value-type="float" office:value="5" calcext:value-type="float">
            <text:p>5</text:p>
          </table:table-cell>
          <table:table-cell table:formula="of:=IF([.E11]=[.E9];1)" office:value-type="boolean" office:boolean-value="false" calcext:value-type="boolean">
            <text:p>FALSE</text:p>
          </table:table-cell>
          <table:table-cell table:formula="of:=[.G10]+14" office:value-type="date" office:date-value="2023-05-26" calcext:value-type="date">
            <text:p>05/26/23</text:p>
          </table:table-cell>
          <table:table-cell table:formula="of:=MONTH([.G11])" office:value-type="float" office:value="5" calcext:value-type="float">
            <text:p>5</text:p>
          </table:table-cell>
          <table:table-cell table:formula="of:=IF([.H11]=[.H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1]+14" office:value-type="date" office:date-value="2021-06-11" calcext:value-type="date">
            <text:p>06/11/21</text:p>
          </table:table-cell>
          <table:table-cell table:formula="of:=MONTH([.A12])" office:value-type="float" office:value="6" calcext:value-type="float">
            <text:p>6</text:p>
          </table:table-cell>
          <table:table-cell table:formula="of:=IF([.B12]=[.B10];1)" office:value-type="boolean" office:boolean-value="false" calcext:value-type="boolean">
            <text:p>FALSE</text:p>
          </table:table-cell>
          <table:table-cell table:formula="of:=[.D11]+14" office:value-type="date" office:date-value="2022-06-10" calcext:value-type="date">
            <text:p>06/10/22</text:p>
          </table:table-cell>
          <table:table-cell table:formula="of:=MONTH([.D12])" office:value-type="float" office:value="6" calcext:value-type="float">
            <text:p>6</text:p>
          </table:table-cell>
          <table:table-cell table:formula="of:=IF([.E12]=[.E10];1)" office:value-type="boolean" office:boolean-value="false" calcext:value-type="boolean">
            <text:p>FALSE</text:p>
          </table:table-cell>
          <table:table-cell table:formula="of:=[.G11]+14" office:value-type="date" office:date-value="2023-06-09" calcext:value-type="date">
            <text:p>06/09/23</text:p>
          </table:table-cell>
          <table:table-cell table:formula="of:=MONTH([.G12])" office:value-type="float" office:value="6" calcext:value-type="float">
            <text:p>6</text:p>
          </table:table-cell>
          <table:table-cell table:formula="of:=IF([.H12]=[.H10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2]+14" office:value-type="date" office:date-value="2021-06-25" calcext:value-type="date">
            <text:p>06/25/21</text:p>
          </table:table-cell>
          <table:table-cell table:formula="of:=MONTH([.A13])" office:value-type="float" office:value="6" calcext:value-type="float">
            <text:p>6</text:p>
          </table:table-cell>
          <table:table-cell table:formula="of:=IF([.B13]=[.B11];1)" office:value-type="boolean" office:boolean-value="false" calcext:value-type="boolean">
            <text:p>FALSE</text:p>
          </table:table-cell>
          <table:table-cell table:formula="of:=[.D12]+14" office:value-type="date" office:date-value="2022-06-24" calcext:value-type="date">
            <text:p>06/24/22</text:p>
          </table:table-cell>
          <table:table-cell table:formula="of:=MONTH([.D13])" office:value-type="float" office:value="6" calcext:value-type="float">
            <text:p>6</text:p>
          </table:table-cell>
          <table:table-cell table:formula="of:=IF([.E13]=[.E11];1)" office:value-type="boolean" office:boolean-value="false" calcext:value-type="boolean">
            <text:p>FALSE</text:p>
          </table:table-cell>
          <table:table-cell table:formula="of:=[.G12]+14" office:value-type="date" office:date-value="2023-06-23" calcext:value-type="date">
            <text:p>06/23/23</text:p>
          </table:table-cell>
          <table:table-cell table:formula="of:=MONTH([.G13])" office:value-type="float" office:value="6" calcext:value-type="float">
            <text:p>6</text:p>
          </table:table-cell>
          <table:table-cell table:formula="of:=IF([.H13]=[.H11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3]+14" office:value-type="date" office:date-value="2021-07-09" calcext:value-type="date">
            <text:p>07/09/21</text:p>
          </table:table-cell>
          <table:table-cell table:formula="of:=MONTH([.A14])" office:value-type="float" office:value="7" calcext:value-type="float">
            <text:p>7</text:p>
          </table:table-cell>
          <table:table-cell table:formula="of:=IF([.B14]=[.B12];1)" office:value-type="boolean" office:boolean-value="false" calcext:value-type="boolean">
            <text:p>FALSE</text:p>
          </table:table-cell>
          <table:table-cell table:formula="of:=[.D13]+14" office:value-type="date" office:date-value="2022-07-08" calcext:value-type="date">
            <text:p>07/08/22</text:p>
          </table:table-cell>
          <table:table-cell table:formula="of:=MONTH([.D14])" office:value-type="float" office:value="7" calcext:value-type="float">
            <text:p>7</text:p>
          </table:table-cell>
          <table:table-cell table:formula="of:=IF([.E14]=[.E12];1)" office:value-type="boolean" office:boolean-value="false" calcext:value-type="boolean">
            <text:p>FALSE</text:p>
          </table:table-cell>
          <table:table-cell table:formula="of:=[.G13]+14" office:value-type="date" office:date-value="2023-07-07" calcext:value-type="date">
            <text:p>07/07/23</text:p>
          </table:table-cell>
          <table:table-cell table:formula="of:=MONTH([.G14])" office:value-type="float" office:value="7" calcext:value-type="float">
            <text:p>7</text:p>
          </table:table-cell>
          <table:table-cell table:formula="of:=IF([.H14]=[.H12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4]+14" office:value-type="date" office:date-value="2021-07-23" calcext:value-type="date">
            <text:p>07/23/21</text:p>
          </table:table-cell>
          <table:table-cell table:formula="of:=MONTH([.A15])" office:value-type="float" office:value="7" calcext:value-type="float">
            <text:p>7</text:p>
          </table:table-cell>
          <table:table-cell table:formula="of:=IF([.B15]=[.B13];1)" office:value-type="boolean" office:boolean-value="false" calcext:value-type="boolean">
            <text:p>FALSE</text:p>
          </table:table-cell>
          <table:table-cell table:formula="of:=[.D14]+14" office:value-type="date" office:date-value="2022-07-22" calcext:value-type="date">
            <text:p>07/22/22</text:p>
          </table:table-cell>
          <table:table-cell table:formula="of:=MONTH([.D15])" office:value-type="float" office:value="7" calcext:value-type="float">
            <text:p>7</text:p>
          </table:table-cell>
          <table:table-cell table:formula="of:=IF([.E15]=[.E13];1)" office:value-type="boolean" office:boolean-value="false" calcext:value-type="boolean">
            <text:p>FALSE</text:p>
          </table:table-cell>
          <table:table-cell table:formula="of:=[.G14]+14" office:value-type="date" office:date-value="2023-07-21" calcext:value-type="date">
            <text:p>07/21/23</text:p>
          </table:table-cell>
          <table:table-cell table:formula="of:=MONTH([.G15])" office:value-type="float" office:value="7" calcext:value-type="float">
            <text:p>7</text:p>
          </table:table-cell>
          <table:table-cell table:formula="of:=IF([.H15]=[.H13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5]+14" office:value-type="date" office:date-value="2021-08-06" calcext:value-type="date">
            <text:p>08/06/21</text:p>
          </table:table-cell>
          <table:table-cell table:formula="of:=MONTH([.A16])" office:value-type="float" office:value="8" calcext:value-type="float">
            <text:p>8</text:p>
          </table:table-cell>
          <table:table-cell table:formula="of:=IF([.B16]=[.B14];1)" office:value-type="boolean" office:boolean-value="false" calcext:value-type="boolean">
            <text:p>FALSE</text:p>
          </table:table-cell>
          <table:table-cell table:formula="of:=[.D15]+14" office:value-type="date" office:date-value="2022-08-05" calcext:value-type="date">
            <text:p>08/05/22</text:p>
          </table:table-cell>
          <table:table-cell table:formula="of:=MONTH([.D16])" office:value-type="float" office:value="8" calcext:value-type="float">
            <text:p>8</text:p>
          </table:table-cell>
          <table:table-cell table:formula="of:=IF([.E16]=[.E14];1)" office:value-type="boolean" office:boolean-value="false" calcext:value-type="boolean">
            <text:p>FALSE</text:p>
          </table:table-cell>
          <table:table-cell table:formula="of:=[.G15]+14" office:value-type="date" office:date-value="2023-08-04" calcext:value-type="date">
            <text:p>08/04/23</text:p>
          </table:table-cell>
          <table:table-cell table:formula="of:=MONTH([.G16])" office:value-type="float" office:value="8" calcext:value-type="float">
            <text:p>8</text:p>
          </table:table-cell>
          <table:table-cell table:formula="of:=IF([.H16]=[.H14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6]+14" office:value-type="date" office:date-value="2021-08-20" calcext:value-type="date">
            <text:p>08/20/21</text:p>
          </table:table-cell>
          <table:table-cell table:formula="of:=MONTH([.A17])" office:value-type="float" office:value="8" calcext:value-type="float">
            <text:p>8</text:p>
          </table:table-cell>
          <table:table-cell table:formula="of:=IF([.B17]=[.B15];1)" office:value-type="boolean" office:boolean-value="false" calcext:value-type="boolean">
            <text:p>FALSE</text:p>
          </table:table-cell>
          <table:table-cell table:formula="of:=[.D16]+14" office:value-type="date" office:date-value="2022-08-19" calcext:value-type="date">
            <text:p>08/19/22</text:p>
          </table:table-cell>
          <table:table-cell table:formula="of:=MONTH([.D17])" office:value-type="float" office:value="8" calcext:value-type="float">
            <text:p>8</text:p>
          </table:table-cell>
          <table:table-cell table:formula="of:=IF([.E17]=[.E15];1)" office:value-type="boolean" office:boolean-value="false" calcext:value-type="boolean">
            <text:p>FALSE</text:p>
          </table:table-cell>
          <table:table-cell table:formula="of:=[.G16]+14" office:value-type="date" office:date-value="2023-08-18" calcext:value-type="date">
            <text:p>08/18/23</text:p>
          </table:table-cell>
          <table:table-cell table:formula="of:=MONTH([.G17])" office:value-type="float" office:value="8" calcext:value-type="float">
            <text:p>8</text:p>
          </table:table-cell>
          <table:table-cell table:formula="of:=IF([.H17]=[.H15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7]+14" office:value-type="date" office:date-value="2021-09-03" calcext:value-type="date">
            <text:p>09/03/21</text:p>
          </table:table-cell>
          <table:table-cell table:formula="of:=MONTH([.A18])" office:value-type="float" office:value="9" calcext:value-type="float">
            <text:p>9</text:p>
          </table:table-cell>
          <table:table-cell table:formula="of:=IF([.B18]=[.B16];1)" office:value-type="boolean" office:boolean-value="false" calcext:value-type="boolean">
            <text:p>FALSE</text:p>
          </table:table-cell>
          <table:table-cell table:formula="of:=[.D17]+14" office:value-type="date" office:date-value="2022-09-02" calcext:value-type="date">
            <text:p>09/02/22</text:p>
          </table:table-cell>
          <table:table-cell table:formula="of:=MONTH([.D18])" office:value-type="float" office:value="9" calcext:value-type="float">
            <text:p>9</text:p>
          </table:table-cell>
          <table:table-cell table:formula="of:=IF([.E18]=[.E16];1)" office:value-type="boolean" office:boolean-value="false" calcext:value-type="boolean">
            <text:p>FALSE</text:p>
          </table:table-cell>
          <table:table-cell table:formula="of:=[.G17]+14" office:value-type="date" office:date-value="2023-09-01" calcext:value-type="date">
            <text:p>09/01/23</text:p>
          </table:table-cell>
          <table:table-cell table:formula="of:=MONTH([.G18])" office:value-type="float" office:value="9" calcext:value-type="float">
            <text:p>9</text:p>
          </table:table-cell>
          <table:table-cell table:formula="of:=IF([.H18]=[.H16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8]+14" office:value-type="date" office:date-value="2021-09-17" calcext:value-type="date">
            <text:p>09/17/21</text:p>
          </table:table-cell>
          <table:table-cell table:formula="of:=MONTH([.A19])" office:value-type="float" office:value="9" calcext:value-type="float">
            <text:p>9</text:p>
          </table:table-cell>
          <table:table-cell table:formula="of:=IF([.B19]=[.B17];1)" office:value-type="boolean" office:boolean-value="false" calcext:value-type="boolean">
            <text:p>FALSE</text:p>
          </table:table-cell>
          <table:table-cell table:formula="of:=[.D18]+14" office:value-type="date" office:date-value="2022-09-16" calcext:value-type="date">
            <text:p>09/16/22</text:p>
          </table:table-cell>
          <table:table-cell table:formula="of:=MONTH([.D19])" office:value-type="float" office:value="9" calcext:value-type="float">
            <text:p>9</text:p>
          </table:table-cell>
          <table:table-cell table:formula="of:=IF([.E19]=[.E17];1)" office:value-type="boolean" office:boolean-value="false" calcext:value-type="boolean">
            <text:p>FALSE</text:p>
          </table:table-cell>
          <table:table-cell table:formula="of:=[.G18]+14" office:value-type="date" office:date-value="2023-09-15" calcext:value-type="date">
            <text:p>09/15/23</text:p>
          </table:table-cell>
          <table:table-cell table:formula="of:=MONTH([.G19])" office:value-type="float" office:value="9" calcext:value-type="float">
            <text:p>9</text:p>
          </table:table-cell>
          <table:table-cell table:formula="of:=IF([.H19]=[.H17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19]+14" office:value-type="date" office:date-value="2021-10-01" calcext:value-type="date">
            <text:p>10/01/21</text:p>
          </table:table-cell>
          <table:table-cell table:formula="of:=MONTH([.A20])" office:value-type="float" office:value="10" calcext:value-type="float">
            <text:p>10</text:p>
          </table:table-cell>
          <table:table-cell table:formula="of:=IF([.B20]=[.B18];1)" office:value-type="boolean" office:boolean-value="false" calcext:value-type="boolean">
            <text:p>FALSE</text:p>
          </table:table-cell>
          <table:table-cell table:formula="of:=[.D19]+14" office:value-type="date" office:date-value="2022-09-30" calcext:value-type="date">
            <text:p>09/30/22</text:p>
          </table:table-cell>
          <table:table-cell table:formula="of:=MONTH([.D20])" office:value-type="float" office:value="9" calcext:value-type="float">
            <text:p>9</text:p>
          </table:table-cell>
          <table:table-cell table:formula="of:=IF([.E20]=[.E18];1)" office:value-type="boolean" office:boolean-value="true" calcext:value-type="boolean">
            <text:p>TRUE</text:p>
          </table:table-cell>
          <table:table-cell table:formula="of:=[.G19]+14" office:value-type="date" office:date-value="2023-09-29" calcext:value-type="date">
            <text:p>09/29/23</text:p>
          </table:table-cell>
          <table:table-cell table:formula="of:=MONTH([.G20])" office:value-type="float" office:value="9" calcext:value-type="float">
            <text:p>9</text:p>
          </table:table-cell>
          <table:table-cell table:formula="of:=IF([.H20]=[.H18];1)" office:value-type="boolean" office:boolean-value="true" calcext:value-type="boolean">
            <text:p>TRUE</text:p>
          </table:table-cell>
        </table:table-row>
        <table:table-row table:style-name="ro1">
          <table:table-cell table:formula="of:=[.A20]+14" office:value-type="date" office:date-value="2021-10-15" calcext:value-type="date">
            <text:p>10/15/21</text:p>
          </table:table-cell>
          <table:table-cell table:formula="of:=MONTH([.A21])" office:value-type="float" office:value="10" calcext:value-type="float">
            <text:p>10</text:p>
          </table:table-cell>
          <table:table-cell table:formula="of:=IF([.B21]=[.B19];1)" office:value-type="boolean" office:boolean-value="false" calcext:value-type="boolean">
            <text:p>FALSE</text:p>
          </table:table-cell>
          <table:table-cell table:formula="of:=[.D20]+14" office:value-type="date" office:date-value="2022-10-14" calcext:value-type="date">
            <text:p>10/14/22</text:p>
          </table:table-cell>
          <table:table-cell table:formula="of:=MONTH([.D21])" office:value-type="float" office:value="10" calcext:value-type="float">
            <text:p>10</text:p>
          </table:table-cell>
          <table:table-cell table:formula="of:=IF([.E21]=[.E19];1)" office:value-type="boolean" office:boolean-value="false" calcext:value-type="boolean">
            <text:p>FALSE</text:p>
          </table:table-cell>
          <table:table-cell table:formula="of:=[.G20]+14" office:value-type="date" office:date-value="2023-10-13" calcext:value-type="date">
            <text:p>10/13/23</text:p>
          </table:table-cell>
          <table:table-cell table:formula="of:=MONTH([.G21])" office:value-type="float" office:value="10" calcext:value-type="float">
            <text:p>10</text:p>
          </table:table-cell>
          <table:table-cell table:formula="of:=IF([.H21]=[.H1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1]+14" office:value-type="date" office:date-value="2021-10-29" calcext:value-type="date">
            <text:p>10/29/21</text:p>
          </table:table-cell>
          <table:table-cell table:formula="of:=MONTH([.A22])" office:value-type="float" office:value="10" calcext:value-type="float">
            <text:p>10</text:p>
          </table:table-cell>
          <table:table-cell table:formula="of:=IF([.B22]=[.B20];1)" office:value-type="boolean" office:boolean-value="true" calcext:value-type="boolean">
            <text:p>TRUE</text:p>
          </table:table-cell>
          <table:table-cell table:formula="of:=[.D21]+14" office:value-type="date" office:date-value="2022-10-28" calcext:value-type="date">
            <text:p>10/28/22</text:p>
          </table:table-cell>
          <table:table-cell table:formula="of:=MONTH([.D22])" office:value-type="float" office:value="10" calcext:value-type="float">
            <text:p>10</text:p>
          </table:table-cell>
          <table:table-cell table:formula="of:=IF([.E22]=[.E20];1)" office:value-type="boolean" office:boolean-value="false" calcext:value-type="boolean">
            <text:p>FALSE</text:p>
          </table:table-cell>
          <table:table-cell table:formula="of:=[.G21]+14" office:value-type="date" office:date-value="2023-10-27" calcext:value-type="date">
            <text:p>10/27/23</text:p>
          </table:table-cell>
          <table:table-cell table:formula="of:=MONTH([.G22])" office:value-type="float" office:value="10" calcext:value-type="float">
            <text:p>10</text:p>
          </table:table-cell>
          <table:table-cell table:formula="of:=IF([.H22]=[.H20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2]+14" office:value-type="date" office:date-value="2021-11-12" calcext:value-type="date">
            <text:p>11/12/21</text:p>
          </table:table-cell>
          <table:table-cell table:formula="of:=MONTH([.A23])" office:value-type="float" office:value="11" calcext:value-type="float">
            <text:p>11</text:p>
          </table:table-cell>
          <table:table-cell table:formula="of:=IF([.B23]=[.B21];1)" office:value-type="boolean" office:boolean-value="false" calcext:value-type="boolean">
            <text:p>FALSE</text:p>
          </table:table-cell>
          <table:table-cell table:formula="of:=[.D22]+14" office:value-type="date" office:date-value="2022-11-11" calcext:value-type="date">
            <text:p>11/11/22</text:p>
          </table:table-cell>
          <table:table-cell table:formula="of:=MONTH([.D23])" office:value-type="float" office:value="11" calcext:value-type="float">
            <text:p>11</text:p>
          </table:table-cell>
          <table:table-cell table:formula="of:=IF([.E23]=[.E21];1)" office:value-type="boolean" office:boolean-value="false" calcext:value-type="boolean">
            <text:p>FALSE</text:p>
          </table:table-cell>
          <table:table-cell table:formula="of:=[.G22]+14" office:value-type="date" office:date-value="2023-11-10" calcext:value-type="date">
            <text:p>11/10/23</text:p>
          </table:table-cell>
          <table:table-cell table:formula="of:=MONTH([.G23])" office:value-type="float" office:value="11" calcext:value-type="float">
            <text:p>11</text:p>
          </table:table-cell>
          <table:table-cell table:formula="of:=IF([.H23]=[.H21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3]+14" office:value-type="date" office:date-value="2021-11-26" calcext:value-type="date">
            <text:p>11/26/21</text:p>
          </table:table-cell>
          <table:table-cell table:formula="of:=MONTH([.A24])" office:value-type="float" office:value="11" calcext:value-type="float">
            <text:p>11</text:p>
          </table:table-cell>
          <table:table-cell table:formula="of:=IF([.B24]=[.B22];1)" office:value-type="boolean" office:boolean-value="false" calcext:value-type="boolean">
            <text:p>FALSE</text:p>
          </table:table-cell>
          <table:table-cell table:formula="of:=[.D23]+14" office:value-type="date" office:date-value="2022-11-25" calcext:value-type="date">
            <text:p>11/25/22</text:p>
          </table:table-cell>
          <table:table-cell table:formula="of:=MONTH([.D24])" office:value-type="float" office:value="11" calcext:value-type="float">
            <text:p>11</text:p>
          </table:table-cell>
          <table:table-cell table:formula="of:=IF([.E24]=[.E22];1)" office:value-type="boolean" office:boolean-value="false" calcext:value-type="boolean">
            <text:p>FALSE</text:p>
          </table:table-cell>
          <table:table-cell table:formula="of:=[.G23]+14" office:value-type="date" office:date-value="2023-11-24" calcext:value-type="date">
            <text:p>11/24/23</text:p>
          </table:table-cell>
          <table:table-cell table:formula="of:=MONTH([.G24])" office:value-type="float" office:value="11" calcext:value-type="float">
            <text:p>11</text:p>
          </table:table-cell>
          <table:table-cell table:formula="of:=IF([.H24]=[.H22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4]+14" office:value-type="date" office:date-value="2021-12-10" calcext:value-type="date">
            <text:p>12/10/21</text:p>
          </table:table-cell>
          <table:table-cell table:formula="of:=MONTH([.A25])" office:value-type="float" office:value="12" calcext:value-type="float">
            <text:p>12</text:p>
          </table:table-cell>
          <table:table-cell table:formula="of:=IF([.B25]=[.B23];1)" office:value-type="boolean" office:boolean-value="false" calcext:value-type="boolean">
            <text:p>FALSE</text:p>
          </table:table-cell>
          <table:table-cell table:formula="of:=[.D24]+14" office:value-type="date" office:date-value="2022-12-09" calcext:value-type="date">
            <text:p>12/09/22</text:p>
          </table:table-cell>
          <table:table-cell table:formula="of:=MONTH([.D25])" office:value-type="float" office:value="12" calcext:value-type="float">
            <text:p>12</text:p>
          </table:table-cell>
          <table:table-cell table:formula="of:=IF([.E25]=[.E23];1)" office:value-type="boolean" office:boolean-value="false" calcext:value-type="boolean">
            <text:p>FALSE</text:p>
          </table:table-cell>
          <table:table-cell table:formula="of:=[.G24]+14" office:value-type="date" office:date-value="2023-12-08" calcext:value-type="date">
            <text:p>12/08/23</text:p>
          </table:table-cell>
          <table:table-cell table:formula="of:=MONTH([.G25])" office:value-type="float" office:value="12" calcext:value-type="float">
            <text:p>12</text:p>
          </table:table-cell>
          <table:table-cell table:formula="of:=IF([.H25]=[.H23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.A25]+14" office:value-type="date" office:date-value="2021-12-24" calcext:value-type="date">
            <text:p>12/24/21</text:p>
          </table:table-cell>
          <table:table-cell table:formula="of:=MONTH([.A26])" office:value-type="float" office:value="12" calcext:value-type="float">
            <text:p>12</text:p>
          </table:table-cell>
          <table:table-cell table:formula="of:=IF([.B26]=[.B24];1)" office:value-type="boolean" office:boolean-value="false" calcext:value-type="boolean">
            <text:p>FALSE</text:p>
          </table:table-cell>
          <table:table-cell table:formula="of:=[.D25]+14" office:value-type="date" office:date-value="2022-12-23" calcext:value-type="date">
            <text:p>12/23/22</text:p>
          </table:table-cell>
          <table:table-cell table:formula="of:=MONTH([.D26])" office:value-type="float" office:value="12" calcext:value-type="float">
            <text:p>12</text:p>
          </table:table-cell>
          <table:table-cell table:formula="of:=IF([.E26]=[.E24];1)" office:value-type="boolean" office:boolean-value="false" calcext:value-type="boolean">
            <text:p>FALSE</text:p>
          </table:table-cell>
          <table:table-cell table:formula="of:=[.G25]+14" office:value-type="date" office:date-value="2023-12-22" calcext:value-type="date">
            <text:p>12/22/23</text:p>
          </table:table-cell>
          <table:table-cell table:formula="of:=MONTH([.G26])" office:value-type="float" office:value="12" calcext:value-type="float">
            <text:p>12</text:p>
          </table:table-cell>
          <table:table-cell table:formula="of:=IF([.H26]=[.H24];1)" office:value-type="boolean" office:boolean-value="false" calcext:value-type="boolean">
            <text:p>FALSE</text:p>
          </table:table-cell>
        </table:table-row>
      </table:table>
      <table:table table:name="Budget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41"/>
        <table:table-column table:style-name="co6" table:default-cell-style-name="ce41"/>
        <table:table-column table:style-name="co1" table:default-cell-style-name="Default"/>
        <table:table-column table:style-name="co1" table:default-cell-style-name="ce41"/>
        <table:table-column table:style-name="co7" table:default-cell-style-name="ce4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41" office:value-type="string" calcext:value-type="string">
            <text:p>Pre-tax</text:p>
          </table:table-cell>
          <table:table-cell office:value-type="string" calcext:value-type="string">
            <text:p>Est. Post-ta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1" office:value-type="currency" office:currency="USD" office:value="50000" calcext:value-type="currency">
            <text:p>$50,000.00</text:p>
          </table:table-cell>
          <table:table-cell table:style-name="ce41" table:formula="of:=[.A2]-[.H3]" office:value-type="currency" office:currency="USD" office:value="43111.01" calcext:value-type="currency">
            <text:p>$43,111.01</text:p>
          </table:table-cell>
          <table:table-cell table:style-name="ce43"/>
          <table:table-cell/>
          <table:table-cell table:style-name="Default" office:value-type="string" calcext:value-type="string">
            <text:p>Weekly</text:p>
          </table:table-cell>
          <table:table-cell table:style-name="Default" office:value-type="string" calcext:value-type="string">
            <text:p>Per Paycheck</text:p>
          </table:table-cell>
          <table:table-cell office:value-type="string" calcext:value-type="string">
            <text:p>Monthly</text:p>
          </table:table-cell>
          <table:table-cell table:style-name="Default" office:value-type="string" calcext:value-type="string">
            <text:p>Yearly</text:p>
          </table:table-cell>
          <table:table-cell table:style-name="Default" office:value-type="string" calcext:value-type="string">
            <text:p>Percentage</text:p>
          </table:table-cell>
          <table:table-cell table:style-name="ce6" office:value-type="string" calcext:value-type="string">
            <text:p>(Less FICA)</text:p>
          </table:table-cell>
          <table:table-cell table:style-name="ce46"/>
          <table:table-cell table:style-name="ce46" office:value-type="string" calcext:value-type="string">
            <text:p>Discretionary Amounts</text:p>
          </table:table-cell>
          <table:table-cell/>
          <table:table-cell table:style-name="ce48" office:value-type="string" calcext:value-type="string">
            <text:p>Saved</text:p>
          </table:table-cell>
          <table:table-cell/>
          <table:table-cell table:style-name="ce48" office:value-type="string" calcext:value-type="string">
            <text:p>Compa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xes (Incl FICA)</text:p>
          </table:table-cell>
          <table:table-cell table:formula="of:=[.G3]/4" office:value-type="currency" office:currency="USD" office:value="143.75" calcext:value-type="currency">
            <text:p>$143.75</text:p>
          </table:table-cell>
          <table:table-cell table:formula="of:=CEILING([.H3]/26)" office:value-type="currency" office:currency="USD" office:value="265" calcext:value-type="currency">
            <text:p>$265.00</text:p>
          </table:table-cell>
          <table:table-cell table:style-name="ce41" table:formula="of:=CEILING([.H3]/12)" office:value-type="currency" office:currency="USD" office:value="575" calcext:value-type="currency">
            <text:p>$575.00</text:p>
          </table:table-cell>
          <table:table-cell table:formula="of:=[$Taxes.D15]+[$Taxes.F15]+[$Taxes.D32]" office:value-type="currency" office:currency="USD" office:value="6888.99" calcext:value-type="currency">
            <text:p>$6,888.99</text:p>
          </table:table-cell>
          <table:table-cell table:formula="of:=[.H3]/[.$A$2]" office:value-type="percentage" office:value="0.1377798" calcext:value-type="percentage">
            <text:p>13.78%</text:p>
          </table:table-cell>
          <table:table-cell table:style-name="ce4" table:formula="of:=([.H3]-[Taxes.F15])/[.$A$2]" office:value-type="percentage" office:value="0.0612798" calcext:value-type="percentage">
            <text:p>6.13%</text:p>
          </table:table-cell>
          <table:table-cell table:style-name="ce47"/>
          <table:table-cell table:style-name="ce41"/>
          <table:table-cell table:number-columns-repeated="3"/>
          <table:table-cell table:style-name="ce4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t (Official)</text:p>
          </table:table-cell>
          <table:table-cell office:value-type="string" calcext:value-type="string">
            <text:p>Est. Post-tax, Post-Auto</text:p>
          </table:table-cell>
          <table:table-cell/>
          <table:table-cell office:value-type="string" calcext:value-type="string">
            <text:p>Pre-Tax Retirement</text:p>
          </table:table-cell>
          <table:table-cell table:formula="of:=[.G4]/4" office:value-type="currency" office:currency="USD" office:value="406.25" calcext:value-type="currency">
            <text:p>$406.25</text:p>
          </table:table-cell>
          <table:table-cell table:formula="of:=CEILING([.H4]/26)" office:value-type="currency" office:currency="USD" office:value="750" calcext:value-type="currency">
            <text:p>$750.00</text:p>
          </table:table-cell>
          <table:table-cell table:style-name="ce41" table:formula="of:=[.H4]/12" office:value-type="currency" office:currency="USD" office:value="1625" calcext:value-type="currency">
            <text:p>$1,625.00</text:p>
          </table:table-cell>
          <table:table-cell table:formula="of:=[.L4]" office:value-type="currency" office:currency="USD" office:value="19500" calcext:value-type="currency">
            <text:p>$19,500.00</text:p>
          </table:table-cell>
          <table:table-cell table:formula="of:=[.H4]/[.$A$2]" office:value-type="percentage" office:value="0.39" calcext:value-type="percentage">
            <text:p>39.00%</text:p>
          </table:table-cell>
          <table:table-cell table:number-columns-repeated="2"/>
          <table:table-cell table:style-name="ce52" office:value-type="currency" office:currency="USD" office:value="19500" calcext:value-type="currency">
            <text:p>$19,500.00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41" table:formula="of:=[.A2]-[.H3]-[.H4]" office:value-type="currency" office:currency="USD" office:value="23611.01" calcext:value-type="currency">
            <text:p>$23,611.01</text:p>
          </table:table-cell>
          <table:table-cell table:style-name="ce41" table:formula="of:=[.A2]-[.H3]-[.H4]-[.H5]-[.H6]" office:value-type="currency" office:currency="USD" office:value="20611.01" calcext:value-type="currency">
            <text:p>$20,611.01</text:p>
          </table:table-cell>
          <table:table-cell/>
          <table:table-cell office:value-type="string" calcext:value-type="string">
            <text:p>Post-Tax Retirement</text:p>
          </table:table-cell>
          <table:table-cell table:formula="of:=[.G5]/4" office:value-type="currency" office:currency="USD" office:value="62.5" calcext:value-type="currency">
            <text:p>$62.50</text:p>
          </table:table-cell>
          <table:table-cell table:formula="of:=CEILING([.H5]/26)" office:value-type="currency" office:currency="USD" office:value="116" calcext:value-type="currency">
            <text:p>$116.00</text:p>
          </table:table-cell>
          <table:table-cell table:style-name="ce41" table:formula="of:=[.H5]/12" office:value-type="currency" office:currency="USD" office:value="250" calcext:value-type="currency">
            <text:p>$250.00</text:p>
          </table:table-cell>
          <table:table-cell table:formula="of:=[.L5]" office:value-type="currency" office:currency="USD" office:value="3000" calcext:value-type="currency">
            <text:p>$3,000.00</text:p>
          </table:table-cell>
          <table:table-cell table:formula="of:=[.H5]/[.$A$2]" office:value-type="percentage" office:value="0.06" calcext:value-type="percentage">
            <text:p>6.00%</text:p>
          </table:table-cell>
          <table:table-cell table:number-columns-repeated="2"/>
          <table:table-cell table:style-name="ce52" office:value-type="currency" office:currency="USD" office:value="3000" calcext:value-type="currency">
            <text:p>$3,000.00</text:p>
          </table:table-cell>
          <table:table-cell table:number-columns-repeated="3"/>
          <table:table-cell table:style-name="ce41" table:formula="of:=MIN([.A2]/26*[.R5];[.G4]/2)*26" office:value-type="currency" office:currency="USD" office:value="2000" calcext:value-type="currency">
            <text:p>$2,000.00</text:p>
          </table:table-cell>
          <table:table-cell table:style-name="ce41" table:formula="of:=[.R5]*[.A2]/26" office:value-type="currency" office:currency="USD" office:value="76.9230769230769" calcext:value-type="currency">
            <text:p>$76.92</text:p>
          </table:table-cell>
          <table:table-cell table:style-name="ce56" office:value-type="percentage" office:value="0.04" calcext:value-type="percentage">
            <text:p>4.00%</text:p>
          </table:table-cell>
          <table:table-cell office:value-type="string" calcext:value-type="string">
            <text:p>% Match</text:p>
          </table:table-cell>
        </table:table-row>
        <table:table-row table:style-name="ro1">
          <table:table-cell table:style-name="ce41" table:number-columns-repeated="2"/>
          <table:table-cell/>
          <table:table-cell office:value-type="string" calcext:value-type="string">
            <text:p>Savings</text:p>
          </table:table-cell>
          <table:table-cell table:formula="of:=[.G6]/4" office:value-type="currency" office:currency="USD" office:value="0" calcext:value-type="currency">
            <text:p>$0.00</text:p>
          </table:table-cell>
          <table:table-cell table:formula="of:=CEILING([.H6]/26)" office:value-type="currency" office:currency="USD" office:value="0" calcext:value-type="currency">
            <text:p>$0.00</text:p>
          </table:table-cell>
          <table:table-cell table:style-name="ce41" table:formula="of:=[.H6]/12" office:value-type="currency" office:currency="USD" office:value="0" calcext:value-type="currency">
            <text:p>$0.00</text:p>
          </table:table-cell>
          <table:table-cell table:formula="of:=[.A2]*[.L6]" office:value-type="currency" office:currency="USD" office:value="0" calcext:value-type="currency">
            <text:p>$0.00</text:p>
          </table:table-cell>
          <table:table-cell table:formula="of:=[.H6]/[.$A$2]" office:value-type="percentage" office:value="0" calcext:value-type="percentage">
            <text:p>0.00%</text:p>
          </table:table-cell>
          <table:table-cell table:number-columns-repeated="2"/>
          <table:table-cell table:style-name="ce54" office:value-type="percentage" office:value="0" calcext:value-type="percentage">
            <text:p>0.00%</text:p>
          </table:table-cell>
          <table:table-cell office:value-type="string" calcext:value-type="string">
            <text:p>(Percentage)</text:p>
          </table:table-cell>
          <table:table-cell table:number-columns-repeated="2"/>
          <table:table-cell table:style-name="ce41" table:number-columns-repeated="2"/>
          <table:table-cell table:style-name="ce56"/>
          <table:table-cell/>
        </table:table-row>
        <table:table-row table:style-name="ro1">
          <table:table-cell table:number-columns-repeated="3"/>
          <table:table-cell office:value-type="string" calcext:value-type="string">
            <text:p>Rent</text:p>
          </table:table-cell>
          <table:table-cell table:formula="of:=[.H7]/52" office:value-type="currency" office:currency="USD" office:value="138.461538461538" calcext:value-type="currency">
            <text:p>$138.46</text:p>
          </table:table-cell>
          <table:table-cell/>
          <table:table-cell table:style-name="ce52" office:value-type="currency" office:currency="USD" office:value="600" calcext:value-type="currency">
            <text:p>$600.00</text:p>
          </table:table-cell>
          <table:table-cell table:formula="of:=[.G7]*12" office:value-type="currency" office:currency="USD" office:value="7200" calcext:value-type="currency">
            <text:p>$7,200.00</text:p>
          </table:table-cell>
          <table:table-cell table:formula="of:=[.H7]/[.$A$2]" office:value-type="percentage" office:value="0.144" calcext:value-type="percentage">
            <text:p>14.4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ycheck Pre-all</text:p>
          </table:table-cell>
          <table:table-cell office:value-type="string" calcext:value-type="string">
            <text:p>Per Paycheck</text:p>
          </table:table-cell>
          <table:table-cell/>
          <table:table-cell office:value-type="string" calcext:value-type="string">
            <text:p>Utilities</text:p>
          </table:table-cell>
          <table:table-cell table:formula="of:=[.H8]/52" office:value-type="currency" office:currency="USD" office:value="57.6923076923077" calcext:value-type="currency">
            <text:p>$57.69</text:p>
          </table:table-cell>
          <table:table-cell/>
          <table:table-cell table:style-name="ce41" table:formula="of:=CEILING([$'Monthly - Recurring'.C24]+[$BiMonthly.E24]+[$Quarterly.E24]+[$TriAnnual.E24])" office:value-type="currency" office:currency="USD" office:value="250" calcext:value-type="currency">
            <text:p>$250.00</text:p>
          </table:table-cell>
          <table:table-cell table:formula="of:=[.G8]*12" office:value-type="currency" office:currency="USD" office:value="3000" calcext:value-type="currency">
            <text:p>$3,000.00</text:p>
          </table:table-cell>
          <table:table-cell table:formula="of:=[.H8]/[.$A$2]" office:value-type="percentage" office:value="0.06" calcext:value-type="percentage">
            <text:p>6.00%</text:p>
          </table:table-cell>
          <table:table-cell table:number-columns-repeated="10"/>
        </table:table-row>
        <table:table-row table:style-name="ro1">
          <table:table-cell table:style-name="ce41" table:formula="of:=[.A2]/26" office:value-type="currency" office:currency="USD" office:value="1923.07692307692" calcext:value-type="currency">
            <text:p>$1,923.08</text:p>
          </table:table-cell>
          <table:table-cell table:style-name="ce41" table:formula="of:=[.B5]/26" office:value-type="currency" office:currency="USD" office:value="792.731153846154" calcext:value-type="currency">
            <text:p>$792.73</text:p>
          </table:table-cell>
          <table:table-cell/>
          <table:table-cell office:value-type="string" calcext:value-type="string">
            <text:p>Food</text:p>
          </table:table-cell>
          <table:table-cell table:formula="of:=[.G9]/4" office:value-type="currency" office:currency="USD" office:value="62.5" calcext:value-type="currency">
            <text:p>$62.50</text:p>
          </table:table-cell>
          <table:table-cell/>
          <table:table-cell table:style-name="ce41" table:formula="of:=[.L9]" office:value-type="currency" office:currency="USD" office:value="250" calcext:value-type="currency">
            <text:p>$250.00</text:p>
          </table:table-cell>
          <table:table-cell table:formula="of:=[.G9]*12" office:value-type="currency" office:currency="USD" office:value="3000" calcext:value-type="currency">
            <text:p>$3,000.00</text:p>
          </table:table-cell>
          <table:table-cell table:formula="of:=[.H9]/[.$A$2]" office:value-type="percentage" office:value="0.06" calcext:value-type="percentage">
            <text:p>6.00%</text:p>
          </table:table-cell>
          <table:table-cell table:number-columns-repeated="2"/>
          <table:table-cell table:style-name="ce52" office:value-type="currency" office:currency="USD" office:value="250" calcext:value-type="currency">
            <text:p>$25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surance</text:p>
          </table:table-cell>
          <table:table-cell table:formula="of:=[.H10]/52" office:value-type="currency" office:currency="USD" office:value="26.0769230769231" calcext:value-type="currency">
            <text:p>$26.08</text:p>
          </table:table-cell>
          <table:table-cell/>
          <table:table-cell table:style-name="ce41" table:formula="of:=CEILING([$'Monthly - Recurring'.G24])" office:value-type="currency" office:currency="USD" office:value="113" calcext:value-type="currency">
            <text:p>$113.00</text:p>
          </table:table-cell>
          <table:table-cell table:formula="of:=[.G10]*12" office:value-type="currency" office:currency="USD" office:value="1356" calcext:value-type="currency">
            <text:p>$1,356.00</text:p>
          </table:table-cell>
          <table:table-cell table:formula="of:=[.H10]/[.$A$2]" office:value-type="percentage" office:value="0.02712" calcext:value-type="percentage">
            <text:p>2.71%</text:p>
          </table:table-cell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office:value-type="string" calcext:value-type="string">
            <text:p>Per Month</text:p>
          </table:table-cell>
          <table:table-cell/>
          <table:table-cell office:value-type="string" calcext:value-type="string">
            <text:p>Car</text:p>
          </table:table-cell>
          <table:table-cell table:formula="of:=[.G11]/4" office:value-type="currency" office:currency="USD" office:value="12.5" calcext:value-type="currency">
            <text:p>$12.50</text:p>
          </table:table-cell>
          <table:table-cell/>
          <table:table-cell table:style-name="ce41" table:formula="of:=CEILING([.L11]+[$BiAnnual.E24])" office:value-type="currency" office:currency="USD" office:value="50" calcext:value-type="currency">
            <text:p>$50.00</text:p>
          </table:table-cell>
          <table:table-cell table:formula="of:=[.G11]*12" office:value-type="currency" office:currency="USD" office:value="600" calcext:value-type="currency">
            <text:p>$600.00</text:p>
          </table:table-cell>
          <table:table-cell table:formula="of:=[.H11]/[.$A$2]" office:value-type="percentage" office:value="0.012" calcext:value-type="percentage">
            <text:p>1.20%</text:p>
          </table:table-cell>
          <table:table-cell table:number-columns-repeated="2"/>
          <table:table-cell table:style-name="ce52" office:value-type="currency" office:currency="USD" office:value="47" calcext:value-type="currency">
            <text:p>$47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/>
          <table:table-cell table:style-name="ce41" table:formula="of:=[.B9]*2" office:value-type="currency" office:currency="USD" office:value="1585.46230769231" calcext:value-type="currency">
            <text:p>$1,585.46</text:p>
          </table:table-cell>
          <table:table-cell/>
          <table:table-cell office:value-type="string" calcext:value-type="string">
            <text:p>Gas/Travel</text:p>
          </table:table-cell>
          <table:table-cell table:formula="of:=[.H12]/52" office:value-type="currency" office:currency="USD" office:value="11.5384615384615" calcext:value-type="currency">
            <text:p>$11.54</text:p>
          </table:table-cell>
          <table:table-cell/>
          <table:table-cell table:style-name="ce41" table:formula="of:=[.L12]" office:value-type="currency" office:currency="USD" office:value="50" calcext:value-type="currency">
            <text:p>$50.00</text:p>
          </table:table-cell>
          <table:table-cell table:formula="of:=[.G12]*12" office:value-type="currency" office:currency="USD" office:value="600" calcext:value-type="currency">
            <text:p>$600.00</text:p>
          </table:table-cell>
          <table:table-cell table:formula="of:=[.H12]/[.$A$2]" office:value-type="percentage" office:value="0.012" calcext:value-type="percentage">
            <text:p>1.20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cal</text:p>
          </table:table-cell>
          <table:table-cell table:formula="of:=[.G13]/4" office:value-type="currency" office:currency="USD" office:value="12.5" calcext:value-type="currency">
            <text:p>$12.50</text:p>
          </table:table-cell>
          <table:table-cell/>
          <table:table-cell table:style-name="ce41" table:formula="of:=[.L13]" office:value-type="currency" office:currency="USD" office:value="50" calcext:value-type="currency">
            <text:p>$50.00</text:p>
          </table:table-cell>
          <table:table-cell table:formula="of:=[.G13]*12" office:value-type="currency" office:currency="USD" office:value="600" calcext:value-type="currency">
            <text:p>$600.00</text:p>
          </table:table-cell>
          <table:table-cell table:formula="of:=[.H13]/[.$A$2]" office:value-type="percentage" office:value="0.012" calcext:value-type="percentage">
            <text:p>1.20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600" calcext:value-type="currency">
            <text:p>$600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cessary/Fixed Expenses</text:p>
          </table:table-cell>
          <table:table-cell/>
          <table:table-cell office:value-type="string" calcext:value-type="string">
            <text:p>Household supplies</text:p>
          </table:table-cell>
          <table:table-cell table:formula="of:=[.H14]/52" office:value-type="currency" office:currency="USD" office:value="11.5384615384615" calcext:value-type="currency">
            <text:p>$11.54</text:p>
          </table:table-cell>
          <table:table-cell/>
          <table:table-cell table:style-name="ce41" table:formula="of:=[.L14]" office:value-type="currency" office:currency="USD" office:value="50" calcext:value-type="currency">
            <text:p>$50.00</text:p>
          </table:table-cell>
          <table:table-cell table:formula="of:=[.G14]*12" office:value-type="currency" office:currency="USD" office:value="600" calcext:value-type="currency">
            <text:p>$600.00</text:p>
          </table:table-cell>
          <table:table-cell table:formula="of:=[.H14]/[.$A$2]" office:value-type="percentage" office:value="0.012" calcext:value-type="percentage">
            <text:p>1.20%</text:p>
          </table:table-cell>
          <table:table-cell table:number-columns-repeated="2"/>
          <table:table-cell table:style-name="ce52" office:value-type="currency" office:currency="USD" office:value="50" calcext:value-type="currency">
            <text:p>$5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/>
          <table:table-cell table:style-name="ce41" table:formula="of:=[.G8]+[.G9]+[.G10]+[.G12]+[.G7]" office:value-type="currency" office:currency="USD" office:value="1263" calcext:value-type="currency">
            <text:p>$1,263.00</text:p>
          </table:table-cell>
          <table:table-cell/>
          <table:table-cell office:value-type="string" calcext:value-type="string">
            <text:p>Personal Care</text:p>
          </table:table-cell>
          <table:table-cell table:formula="of:=[.G15]/4" office:value-type="currency" office:currency="USD" office:value="12.5" calcext:value-type="currency">
            <text:p>$12.50</text:p>
          </table:table-cell>
          <table:table-cell/>
          <table:table-cell table:style-name="ce41" table:formula="of:=[$'Monthly - Recurring'.O24]+[.L15]" office:value-type="currency" office:currency="USD" office:value="50" calcext:value-type="currency">
            <text:p>$50.00</text:p>
          </table:table-cell>
          <table:table-cell table:formula="of:=[.G15]*12" office:value-type="currency" office:currency="USD" office:value="600" calcext:value-type="currency">
            <text:p>$600.00</text:p>
          </table:table-cell>
          <table:table-cell table:formula="of:=[.H15]/[.$A$2]" office:value-type="percentage" office:value="0.012" calcext:value-type="percentage">
            <text:p>1.20%</text:p>
          </table:table-cell>
          <table:table-cell table:number-columns-repeated="2"/>
          <table:table-cell table:style-name="ce52" office:value-type="currency" office:currency="USD" office:value="0" calcext:value-type="currency">
            <text:p>$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ome &amp; Kitchen</text:p>
          </table:table-cell>
          <table:table-cell table:formula="of:=[.G16]/4" office:value-type="currency" office:currency="USD" office:value="0" calcext:value-type="currency">
            <text:p>$0.00</text:p>
          </table:table-cell>
          <table:table-cell/>
          <table:table-cell table:style-name="ce41" table:formula="of:=[.L16]" office:value-type="currency" office:currency="USD" office:value="0" calcext:value-type="currency">
            <text:p>$0.00</text:p>
          </table:table-cell>
          <table:table-cell table:formula="of:=[.G16]*12" office:value-type="currency" office:currency="USD" office:value="0" calcext:value-type="currency">
            <text:p>$0.00</text:p>
          </table:table-cell>
          <table:table-cell table:formula="of:=[.H16]/[.$A$2]" office:value-type="percentage" office:value="0" calcext:value-type="percentage">
            <text:p>0.00%</text:p>
          </table:table-cell>
          <table:table-cell table:number-columns-repeated="2"/>
          <table:table-cell table:style-name="ce52" office:value-type="currency" office:currency="USD" office:value="0" calcext:value-type="currency">
            <text:p>$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rgency Fund</text:p>
          </table:table-cell>
          <table:table-cell/>
          <table:table-cell office:value-type="string" calcext:value-type="string">
            <text:p>Entertainment</text:p>
          </table:table-cell>
          <table:table-cell table:formula="of:=[.H17]/52" office:value-type="currency" office:currency="USD" office:value="11.5384615384615" calcext:value-type="currency">
            <text:p>$11.54</text:p>
          </table:table-cell>
          <table:table-cell/>
          <table:table-cell table:style-name="ce41" table:formula="of:=CEILING([.L17]+[$Annual.E24]+[$'Monthly - Recurring'.K24])" office:value-type="currency" office:currency="USD" office:value="50" calcext:value-type="currency">
            <text:p>$50.00</text:p>
          </table:table-cell>
          <table:table-cell table:formula="of:=[.G17]*12" office:value-type="currency" office:currency="USD" office:value="600" calcext:value-type="currency">
            <text:p>$600.00</text:p>
          </table:table-cell>
          <table:table-cell table:formula="of:=[.H17]/[.$A$2]" office:value-type="percentage" office:value="0.012" calcext:value-type="percentage">
            <text:p>1.20%</text:p>
          </table:table-cell>
          <table:table-cell table:number-columns-repeated="2"/>
          <table:table-cell table:style-name="ce52" office:value-type="currency" office:currency="USD" office:value="29" calcext:value-type="currency">
            <text:p>$29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/>
          <table:table-cell table:style-name="ce41" table:formula="of:=MAX([.B15]*6;10000)" office:value-type="currency" office:currency="USD" office:value="10000" calcext:value-type="currency">
            <text:p>$10,000.00</text:p>
          </table:table-cell>
          <table:table-cell/>
          <table:table-cell office:value-type="string" calcext:value-type="string">
            <text:p>Hobbies</text:p>
          </table:table-cell>
          <table:table-cell table:formula="of:=[.G18]/4" office:value-type="currency" office:currency="USD" office:value="0" calcext:value-type="currency">
            <text:p>$0.00</text:p>
          </table:table-cell>
          <table:table-cell/>
          <table:table-cell table:style-name="ce41" table:formula="of:=[.L18]" office:value-type="currency" office:currency="USD" office:value="0" calcext:value-type="currency">
            <text:p>$0.00</text:p>
          </table:table-cell>
          <table:table-cell table:formula="of:=[.G18]*12" office:value-type="currency" office:currency="USD" office:value="0" calcext:value-type="currency">
            <text:p>$0.00</text:p>
          </table:table-cell>
          <table:table-cell table:formula="of:=[.H18]/[.$A$2]" office:value-type="percentage" office:value="0" calcext:value-type="percentage">
            <text:p>0.00%</text:p>
          </table:table-cell>
          <table:table-cell table:number-columns-repeated="2"/>
          <table:table-cell table:style-name="ce52" office:value-type="currency" office:currency="USD" office:value="0" calcext:value-type="currency">
            <text:p>$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/>
          <table:table-cell table:style-name="ce41"/>
          <table:table-cell/>
          <table:table-cell office:value-type="string" calcext:value-type="string">
            <text:p>Gifts</text:p>
          </table:table-cell>
          <table:table-cell table:formula="of:=[.G19]/4" office:value-type="currency" office:currency="USD" office:value="0" calcext:value-type="currency">
            <text:p>$0.00</text:p>
          </table:table-cell>
          <table:table-cell/>
          <table:table-cell table:style-name="ce41" table:formula="of:=[.L19]" office:value-type="currency" office:currency="USD" office:value="0" calcext:value-type="currency">
            <text:p>$0.00</text:p>
          </table:table-cell>
          <table:table-cell table:formula="of:=[.G19]*12" office:value-type="currency" office:currency="USD" office:value="0" calcext:value-type="currency">
            <text:p>$0.00</text:p>
          </table:table-cell>
          <table:table-cell table:formula="of:=[.H19]/[.$A$2]" office:value-type="percentage" office:value="0" calcext:value-type="percentage">
            <text:p>0.00%</text:p>
          </table:table-cell>
          <table:table-cell table:number-columns-repeated="2"/>
          <table:table-cell table:style-name="ce52" office:value-type="currency" office:currency="USD" office:value="0" calcext:value-type="currency">
            <text:p>$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othes</text:p>
          </table:table-cell>
          <table:table-cell table:formula="of:=[.G20]/4" office:value-type="currency" office:currency="USD" office:value="0" calcext:value-type="currency">
            <text:p>$0.00</text:p>
          </table:table-cell>
          <table:table-cell/>
          <table:table-cell table:style-name="ce41" table:formula="of:=[.L20]" office:value-type="currency" office:currency="USD" office:value="0" calcext:value-type="currency">
            <text:p>$0.00</text:p>
          </table:table-cell>
          <table:table-cell table:formula="of:=[.G20]*12" office:value-type="currency" office:currency="USD" office:value="0" calcext:value-type="currency">
            <text:p>$0.00</text:p>
          </table:table-cell>
          <table:table-cell table:formula="of:=[.H20]/[.$A$2]" office:value-type="percentage" office:value="0" calcext:value-type="percentage">
            <text:p>0.00%</text:p>
          </table:table-cell>
          <table:table-cell table:number-columns-repeated="2"/>
          <table:table-cell table:style-name="ce52" office:value-type="currency" office:currency="USD" office:value="0" calcext:value-type="currency">
            <text:p>$0.00</text:p>
          </table:table-cell>
          <table:table-cell/>
          <table:table-cell table:style-name="ce21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/>
          <table:table-cell table:style-name="ce41"/>
          <table:table-cell/>
          <table:table-cell office:value-type="string" calcext:value-type="string">
            <text:p>Misc Recurring</text:p>
          </table:table-cell>
          <table:table-cell table:formula="of:=[.G21]/4" office:value-type="currency" office:currency="USD" office:value="1.75" calcext:value-type="currency">
            <text:p>$1.75</text:p>
          </table:table-cell>
          <table:table-cell/>
          <table:table-cell table:style-name="ce41" table:formula="of:=CEILING([$BiAnnual.K24]+[$Annual.K24])" office:value-type="currency" office:currency="USD" office:value="7" calcext:value-type="currency">
            <text:p>$7.00</text:p>
          </table:table-cell>
          <table:table-cell table:formula="of:=[.G21]*12" office:value-type="currency" office:currency="USD" office:value="84" calcext:value-type="currency">
            <text:p>$84.00</text:p>
          </table:table-cell>
          <table:table-cell table:formula="of:=[.H21]/[.$A$2]" office:value-type="percentage" office:value="0.00168" calcext:value-type="percentage">
            <text:p>0.17%</text:p>
          </table:table-cell>
          <table:table-cell table:number-columns-repeated="10"/>
        </table:table-row>
        <table:table-row table:style-name="ro1">
          <table:table-cell/>
          <table:table-cell table:style-name="ce41"/>
          <table:table-cell/>
          <table:table-cell office:value-type="string" calcext:value-type="string">
            <text:p>Total</text:p>
          </table:table-cell>
          <table:table-cell table:formula="of:=SUM([.E3:.E21])" office:value-type="currency" office:currency="USD" office:value="971.096153846154" calcext:value-type="currency">
            <text:p>$971.10</text:p>
          </table:table-cell>
          <table:table-cell/>
          <table:table-cell table:style-name="ce41" table:formula="of:=SUM([.G3:.G21])" office:value-type="currency" office:currency="USD" office:value="3970" calcext:value-type="currency">
            <text:p>$3,970.00</text:p>
          </table:table-cell>
          <table:table-cell table:formula="of:=SUM([.H3:.H21])" office:value-type="currency" office:currency="USD" office:value="47628.99" calcext:value-type="currency">
            <text:p>$47,628.99</text:p>
          </table:table-cell>
          <table:table-cell table:formula="of:=[.H22]/[.$A$2]" office:value-type="percentage" office:value="0.9525798" calcext:value-type="percentage">
            <text:p>95.26%</text:p>
          </table:table-cell>
          <table:table-cell table:number-columns-repeated="2"/>
          <table:table-cell table:style-name="ce41" table:formula="of:=SUM([.L9:.L20])" office:value-type="currency" office:currency="USD" office:value="476" calcext:value-type="currency">
            <text:p>$476.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aining</text:p>
          </table:table-cell>
          <table:table-cell table:formula="of:=[.A2]-[.H22]-[.B9]*2" office:value-type="currency" office:currency="USD" office:value="785.547692307694" calcext:value-type="currency">
            <text:p>$785.55</text:p>
          </table:table-cell>
          <table:table-cell table:formula="of:=[.H23]/[.$A$2]" office:value-type="percentage" office:value="0.0157109538461539" calcext:value-type="percentage">
            <text:p>1.57%</text:p>
          </table:table-cell>
          <table:table-cell table:style-name="ce56" table:formula="of:=1-[.I23]-[.I22]" office:value-type="percentage" office:value="0.0317092461538462" calcext:value-type="percentage">
            <text:p>3.17%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2"/>
          <table:table-cell/>
          <table:table-cell table:style-name="Default"/>
          <table:table-cell table:style-name="ce4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thly Expenditures</text:p>
          </table:table-cell>
          <table:table-cell/>
          <table:table-cell table:style-name="ce13" office:value-type="string" calcext:value-type="string">
            <text:p>Monthly Remaining</text:p>
          </table:table-cell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Unbudgeted Remaining</text:p>
          </table:table-cell>
          <table:table-cell table:number-columns-repeated="10"/>
        </table:table-row>
        <table:table-row table:style-name="ro1">
          <table:table-cell/>
          <table:table-cell table:style-name="ce41" table:formula="of:=SUM(['Monthly - Discretionary'.C2:.C20];['Monthly - Discretionary'.K2:.K20];['Monthly - Discretionary'.S2:.S20];['Monthly - Discretionary'.G2:.G20];['Monthly - Discretionary'.O2:.O20];[$'Monthly - Discretionary'.C26:$'Monthly - Discretionary'.C44];[$'Monthly - Discretionary'.O26:$'Monthly - Discretionary'.O44];[$'Monthly - Discretionary'.G26:$'Monthly - Discretionary'.G44];[$'Monthly - Discretionary'.K26:$'Monthly - Discretionary'.K44];[$'Monthly - Discretionary'.S26:$'Monthly - Discretionary'.S44];[$'Monthly - Recurring'.K24];[$'Monthly - Recurring'.O24];[$Annual.E24];[$BiAnnual.E24];[.G7];[.G8];[.G10];[.G21])" office:value-type="currency" office:currency="USD" office:value="1042.3125" calcext:value-type="currency">
            <text:p>$1,042.31</text:p>
          </table:table-cell>
          <table:table-cell/>
          <table:table-cell table:style-name="ce15" table:formula="of:=[.B12]-[.B26]" office:value-type="currency" office:currency="USD" office:value="543.149807692308" calcext:value-type="currency">
            <text:p>$543.15</text:p>
          </table:table-cell>
          <table:table-cell table:style-name="Default" table:number-columns-repeated="2"/>
          <table:table-cell/>
          <table:table-cell table:style-name="Default"/>
          <table:table-cell table:style-name="ce41" table:formula="of:=[.D26]-IF(['Monthly - Discretionary'.C21] &gt; 0;['Monthly - Discretionary'.C21])-IF(['Monthly - Discretionary'.G21] &gt; 0;['Monthly - Discretionary'.G21])-IF(['Monthly - Discretionary'.K21] &gt; 0;['Monthly - Discretionary'.K21])-IF(['Monthly - Discretionary'.O21] &gt; 0;['Monthly - Discretionary'.O21])-IF(['Monthly - Discretionary'.S21] &gt; 0;['Monthly - Discretionary'.S21])-IF(['Monthly - Discretionary'.C45] &gt; 0;['Monthly - Discretionary'.C45])-IF(['Monthly - Discretionary'.O45] &gt; 0;['Monthly - Discretionary'.O45])-IF(['Monthly - Discretionary'.G45] &gt; 0;['Monthly - Discretionary'.G45])-IF(['Monthly - Discretionary'.K45] &gt; 0;['Monthly - Discretionary'.K45])-IF(['Monthly - Discretionary'.S45] &gt; 0;['Monthly - Discretionary'.S45])-IF(['Monthly - Discretionary'.C68] &gt; 0;['Monthly - Discretionary'.C68])+SUM([.N9:.N20])" office:value-type="currency" office:currency="USD" office:value="67.1498076923078" calcext:value-type="currency">
            <text:p>$67.15</text:p>
          </table:table-cell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2"/>
          <table:table-cell/>
          <table:table-cell table:style-name="Default"/>
          <table:table-cell table:style-name="ce41"/>
          <table:table-cell table:number-columns-repeated="10"/>
        </table:table-row>
        <table:table-row table:style-name="ro2">
          <table:table-cell table:number-columns-repeated="3"/>
          <table:table-cell table:style-name="ce16" office:value-type="string" calcext:value-type="string">
            <text:p>Currently Allocated</text:p>
          </table:table-cell>
          <table:table-cell table:style-name="ce18" office:value-type="string" calcext:value-type="string">
            <text:p>Remaining This Month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3" table:formula="of:=SUMIF([$TriAnnual.C3:$TriAnnual.C23];&quot;&gt;&quot;&amp;TODAY();[$TriAnnual.D3:$TriAnnual.D23])+SUMIF([$BiAnnual.C3:$BiAnnual.C23];&quot;&gt;&quot;&amp;TODAY();[$BiAnnual.D3:$BiAnnual.D23])+SUMIF([$BiAnnual.I3:$BiAnnual.I23];&quot;&gt;&quot;&amp;TODAY();[$BiAnnual.J3:$BiAnnual.J23])+SUMIF([$Annual.C3:$Annual.C23];&quot;&gt;&quot;&amp;TODAY();[$Annual.D3:$Annual.D23])+SUMIF([$Annual.I3:$Annual.I23];&quot;&gt;&quot;&amp;TODAY();[$Annual.J3:$Annual.J23])+SUMIF([$SemiAnnual.C3:$SemiAnnual.C20];&quot;&gt;&quot;&amp;TODAY();[$SemiAnnual.D3:$SemiAnnual.D20])+SUMIF([$Quarterly.C3:$Quarterly.C23];&quot;&gt;&quot;&amp;TODAY();[$Quarterly.D3:$Quarterly.D23])+SUMIF([$Quarterly.I3:$Quarterly.I23];&quot;&gt;&quot;&amp;TODAY();[$Quarterly.J3:$Quarterly.J23])+SUMIF([$BiMonthly.C3:$BiMonthly.C23];&quot;&gt;&quot;&amp;TODAY();[$BiMonthly.D3:$BiMonthly.D23])+SUMIF(['Monthly - Recurring'.J3:.J23];&quot;&gt;&quot;&amp;TODAY();['Monthly - Recurring'.K3:.K23])+SUMIF(['Monthly - Recurring'.N3:.N23];&quot;&gt;&quot;&amp;TODAY();['Monthly - Recurring'.O3:.O23])+SUMIF(['Monthly - Recurring'.B3:.B23];&quot;&gt;&quot;&amp;TODAY();['Monthly - Recurring'.C3:.C23])+SUMIF(['Monthly - Recurring'.F3:.F23];&quot;&gt;&quot;&amp;TODAY();['Monthly - Recurring'.G3:.G23])+SUM([.N9:.N20])" office:value-type="currency" office:currency="USD" office:value="985.875" calcext:value-type="currency">
            <text:p>$985.88</text:p>
          </table:table-cell>
          <table:table-cell table:formula="of:=SUMIFS([$TriAnnual.D3:$TriAnnual.D23];[$TriAnnual.C3:$TriAnnual.C23];&quot;&lt;=&quot;&amp;EOMONTH(TODAY();0);[$TriAnnual.C3:$TriAnnual.C23];&quot;&gt;&quot;&amp;TODAY())+SUMIFS([$BiAnnual.D3:$BiAnnual.D23];[$BiAnnual.C3:$BiAnnual.C23];&quot;&lt;=&quot;&amp;EOMONTH(TODAY();0);[$BiAnnual.C3:$BiAnnual.C23];&quot;&gt;&quot;&amp;TODAY())+SUMIFS([$BiAnnual.J3:$BiAnnual.J23];[$BiAnnual.I3:$BiAnnual.I23];&quot;&lt;=&quot;&amp;EOMONTH(TODAY();0);[$BiAnnual.I3:$BiAnnual.I23];&quot;&gt;&quot;&amp;TODAY())+SUMIFS([$Annual.D3:$Annual.D26];[$Annual.C3:$Annual.C26];&quot;&lt;=&quot;&amp;EOMONTH(TODAY();0);[$Annual.C3:$Annual.C26];&quot;&gt;&quot;&amp;TODAY())+SUMIFS([$Annual.J3:$Annual.J26];[$Annual.I3:$Annual.I26];&quot;&lt;=&quot;&amp;EOMONTH(TODAY();0);[$Annual.I3:$Annual.I26];&quot;&gt;&quot;&amp;TODAY())+SUMIFS([$SemiAnnual.D3:$SemiAnnual.D23];[$SemiAnnual.C3:$SemiAnnual.C23];&quot;&lt;=&quot;&amp;EOMONTH(TODAY();0);[$SemiAnnual.C3:$SemiAnnual.C23];&quot;&gt;&quot;&amp;TODAY())+SUMIFS([$Quarterly.D3:$Quarterly.D23];[$Quarterly.C3:$Quarterly.C23];&quot;&lt;=&quot;&amp;EOMONTH(TODAY();0);[$Quarterly.C3:$Quarterly.C23];&quot;&gt;&quot;&amp;TODAY())+SUMIFS([$Quarterly.J3:$Quarterly.J23];[$Quarterly.I3:$Quarterly.I23];&quot;&lt;=&quot;&amp;EOMONTH(TODAY();0);[$Quarterly.I3:$Quarterly.I23];&quot;&gt;&quot;&amp;TODAY())+SUMIFS([$BiMonthly.D3:$BiMonthly.D23];[$BiMonthly.C3:$BiMonthly.C23];&quot;&lt;=&quot;&amp;EOMONTH(TODAY();0);[$BiMonthly.C3:$BiMonthly.C23];&quot;&gt;&quot;&amp;TODAY())+SUMIFS([$'Monthly - Recurring'.C3:$'Monthly - Recurring'.C23];[$'Monthly - Recurring'.B3:$'Monthly - Recurring'.B23];&quot;&lt;=&quot;&amp;EOMONTH(TODAY();0);[$'Monthly - Recurring'.B3:$'Monthly - Recurring'.B23];&quot;&gt;&quot;&amp;TODAY())+SUMIFS([$'Monthly - Recurring'.G3:$'Monthly - Recurring'.G23];[$'Monthly - Recurring'.F3:$'Monthly - Recurring'.F23];&quot;&lt;=&quot;&amp;EOMONTH(TODAY();0);[$'Monthly - Recurring'.F3:$'Monthly - Recurring'.F23];&quot;&gt;&quot;&amp;TODAY())+SUMIFS([$'Monthly - Recurring'.K3:$'Monthly - Recurring'.K23];[$'Monthly - Recurring'.J3:$'Monthly - Recurring'.J23];&quot;&lt;=&quot;&amp;EOMONTH(TODAY();0);[$'Monthly - Recurring'.J3:$'Monthly - Recurring'.J23];&quot;&gt;&quot;&amp;TODAY())+SUMIFS([$'Monthly - Recurring'.O3:$'Monthly - Recurring'.O23];[$'Monthly - Recurring'.N3:$'Monthly - Recurring'.N23];&quot;&lt;=&quot;&amp;EOMONTH(TODAY();0);[$'Monthly - Recurring'.N3:$'Monthly - Recurring'.N23];&quot;&gt;&quot;&amp;TODAY())+SUM([.N9:.N20])" office:value-type="currency" office:currency="USD" office:value="758" calcext:value-type="currency">
            <text:p>$758.00</text:p>
          </table:table-cell>
          <table:table-cell table:style-name="Default"/>
          <table:table-cell/>
          <table:table-cell table:style-name="Default"/>
          <table:table-cell table:style-name="ce41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style-name="ce41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2"/>
          <table:table-cell table:style-name="ce47"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41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41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56"/>
          <table:table-cell table:style-name="ce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calcext:conditional-formats>
          <calcext:conditional-format calcext:target-range-address="Budget.D24:Budget.D24">
            <calcext:condition calcext:apply-style-name="Bad" calcext:value="&lt;0" calcext:base-cell-address="Budget.D24"/>
          </calcext:conditional-format>
          <calcext:conditional-format calcext:target-range-address="Budget.D26:Budget.D26">
            <calcext:condition calcext:apply-style-name="Bad" calcext:value="&lt;0" calcext:base-cell-address="Budget.D26"/>
          </calcext:conditional-format>
        </calcext:conditional-formats>
      </table:table>
      <table:table table:name="Goals" table:style-name="ta1">
        <table:table-column table:style-name="co10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46" office:value-type="string" calcext:value-type="string">
            <text:p>Goal</text:p>
          </table:table-cell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Goal Date (if applicable)</text:p>
          </table:table-cell>
          <table:table-cell table:style-name="ce46" office:value-type="string" calcext:value-type="string">
            <text:p>Per Remaining Month</text:p>
          </table:table-cell>
          <table:table-cell table:style-name="ce4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culus Quest</text:p>
          </table:table-cell>
          <table:table-cell office:value-type="float" office:value="1" calcext:value-type="float">
            <text:p>1</text:p>
          </table:table-cell>
          <table:table-cell table:style-name="ce41" office:value-type="currency" office:currency="USD" office:value="300" calcext:value-type="currency">
            <text:p>$300.00</text:p>
          </table:table-cell>
          <table:table-cell table:style-name="ce41" office:value-type="currency" office:currency="USD" office:value="0" calcext:value-type="currency">
            <text:p>$0.00</text:p>
          </table:table-cell>
          <table:table-cell table:style-name="ce47" office:value-type="date" office:date-value="2021-10-30" calcext:value-type="date">
            <text:p>10/30/21</text:p>
          </table:table-cell>
          <table:table-cell table:style-name="ce41" table:formula="of:=([.C2]-[.D2])/(DATEDIF(TODAY();[.E2];&quot;m&quot;))" office:value-type="currency" office:currency="USD" office:value="37.5" calcext:value-type="currency">
            <text:p>$37.50</text:p>
          </table:table-cell>
          <table:table-cell table:style-name="ce41"/>
        </table:table-row>
        <table:table-row table:style-name="ro1" table:number-rows-repeated="16">
          <table:table-cell table:number-columns-repeated="2"/>
          <table:table-cell table:style-name="ce41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41"/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xes" table:style-name="ta1">
        <table:table-column table:style-name="co13" table:default-cell-style-name="ce52"/>
        <table:table-column table:style-name="co1" table:default-cell-style-name="ce54"/>
        <table:table-column table:style-name="co13" table:default-cell-style-name="Default"/>
        <table:table-column table:style-name="co14" table:default-cell-style-name="ce41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table:style-name="ce48" office:value-type="string" calcext:value-type="string">
            <text:p>Federal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Income</text:p>
          </table:table-cell>
          <table:table-cell table:style-name="ce41" table:formula="of:=[$Budget.A2]-[$Budget.H4]" office:value-type="currency" office:currency="USD" office:value="30500" calcext:value-type="currency">
            <text:p>$30,500.00</text:p>
          </table:table-cell>
          <table:table-cell table:number-columns-repeated="5"/>
          <table:table-cell table:style-name="ce50" office:value-type="string" calcext:value-type="string">
            <text:p>Standard Deduction</text:p>
          </table:table-cell>
          <table:table-cell/>
          <table:table-cell table:style-name="ce50" office:value-type="string" calcext:value-type="string">
            <text:p>Itemizable</text:p>
          </table:table-cell>
          <table:table-cell table:number-columns-repeated="2"/>
          <table:table-cell table:style-name="ce50"/>
          <table:table-cell/>
          <table:table-cell table:style-name="ce50" office:value-type="string" calcext:value-type="string">
            <text:p>Medical</text:p>
          </table:table-cell>
          <table:table-cell/>
        </table:table-row>
        <table:table-row table:style-name="ro1">
          <table:table-cell table:style-name="Default" office:value-type="string" calcext:value-type="string">
            <text:p>Deductions</text:p>
          </table:table-cell>
          <table:table-cell table:style-name="ce41" table:formula="of:=MAX([.H3];SUM([.K3:.K10]))" office:value-type="currency" office:currency="USD" office:value="12550" calcext:value-type="currency">
            <text:p>$12,550.00</text:p>
          </table:table-cell>
          <table:table-cell/>
          <table:table-cell table:style-name="Default"/>
          <table:table-cell table:number-columns-repeated="3"/>
          <table:table-cell table:style-name="ce52" office:value-type="currency" office:currency="USD" office:value="12550" calcext:value-type="currency">
            <text:p>$12,550.00</text:p>
          </table:table-cell>
          <table:table-cell/>
          <table:table-cell office:value-type="string" calcext:value-type="string">
            <text:p>Medical/dental</text:p>
          </table:table-cell>
          <table:table-cell table:style-name="ce41" table:formula="of:=MAX(SUM([.P3:.P18]-[.M3]*[.B2]);0)" office:value-type="currency" office:currency="USD" office:value="0" calcext:value-type="currency">
            <text:p>$0.00</text:p>
          </table:table-cell>
          <table:table-cell office:value-type="string" calcext:value-type="string">
            <text:p>Threshold</text:p>
          </table:table-cell>
          <table:table-cell table:style-name="ce54" office:value-type="percentage" office:value="0.075" calcext:value-type="percentage">
            <text:p>7.50%</text:p>
          </table:table-cell>
          <table:table-cell/>
          <table:table-cell office:value-type="string" calcext:value-type="string">
            <text:p>Premium</text:p>
          </table:table-cell>
          <table:table-cell table:style-name="ce23" table:formula="of:=[$'Monthly - Recurring'.G4]*12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5"/>
          <table:table-cell office:value-type="string" calcext:value-type="string">
            <text:p>SALT</text:p>
          </table:table-cell>
          <table:table-cell table:style-name="ce41" table:formula="of:=MIN([.M4];[.K18])" office:value-type="currency" office:currency="USD" office:value="1110" calcext:value-type="currency">
            <text:p>$1,110.00</text:p>
          </table:table-cell>
          <table:table-cell office:value-type="string" calcext:value-type="string">
            <text:p>Max</text:p>
          </table:table-cell>
          <table:table-cell table:style-name="ce52" office:value-type="currency" office:currency="USD" office:value="10000" calcext:value-type="currency">
            <text:p>$10,000.00</text:p>
          </table:table-cell>
          <table:table-cell/>
          <table:table-cell office:value-type="string" calcext:value-type="string">
            <text:p>Glasses</text:p>
          </table:table-cell>
          <table:table-cell table:style-name="ce52"/>
        </table:table-row>
        <table:table-row table:style-name="ro1">
          <table:table-cell table:style-name="ce50" office:value-type="string" calcext:value-type="string">
            <text:p>Marginal Rates</text:p>
          </table:table-cell>
          <table:table-cell table:style-name="Default"/>
          <table:table-cell/>
          <table:table-cell table:style-name="ce55" office:value-type="string" calcext:value-type="string">
            <text:p>Tax</text:p>
          </table:table-cell>
          <table:table-cell table:style-name="ce50"/>
          <table:table-cell table:style-name="ce50" office:value-type="string" calcext:value-type="string">
            <text:p>FICA</text:p>
          </table:table-cell>
          <table:table-cell table:number-columns-repeated="8"/>
          <table:table-cell office:value-type="string" calcext:value-type="string">
            <text:p>Contacts</text:p>
          </table:table-cell>
          <table:table-cell table:style-name="ce52"/>
        </table:table-row>
        <table:table-row table:style-name="ro1">
          <table:table-cell table:style-name="ce51" office:value-type="currency" office:currency="USD" office:value="0" calcext:value-type="currency">
            <text:p>$0.00</text:p>
          </table:table-cell>
          <table:table-cell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SS Max</text:p>
          </table:table-cell>
          <table:table-cell table:style-name="ce52" office:value-type="currency" office:currency="USD" office:value="137700" calcext:value-type="currency">
            <text:p>$137,700.00</text:p>
          </table:table-cell>
          <table:table-cell table:number-columns-repeated="7"/>
          <table:table-cell office:value-type="string" calcext:value-type="string">
            <text:p>Opto visits</text:p>
          </table:table-cell>
          <table:table-cell table:style-name="ce52"/>
        </table:table-row>
        <table:table-row table:style-name="ro1">
          <table:table-cell office:value-type="currency" office:currency="USD" office:value="9950" calcext:value-type="currency">
            <text:p>$9,950.00</text:p>
          </table:table-cell>
          <table:table-cell office:value-type="percentage" office:value="0.1" calcext:value-type="percentage">
            <text:p>10.00%</text:p>
          </table:table-cell>
          <table:table-cell/>
          <table:table-cell table:formula="of:=MAX(0;(MIN(([.$B$2]-[.$B$3]);[.A7])-[.A6])*[.B7])" office:value-type="currency" office:currency="USD" office:value="995" calcext:value-type="currency">
            <text:p>$995.00</text:p>
          </table:table-cell>
          <table:table-cell/>
          <table:table-cell office:value-type="string" calcext:value-type="string">
            <text:p>Medicare threshold</text:p>
          </table:table-cell>
          <table:table-cell table:style-name="ce52" office:value-type="currency" office:currency="USD" office:value="200000" calcext:value-type="currency">
            <text:p>$200,000.00</text:p>
          </table:table-cell>
          <table:table-cell table:number-columns-repeated="7"/>
          <table:table-cell office:value-type="string" calcext:value-type="string">
            <text:p>Physicals</text:p>
          </table:table-cell>
          <table:table-cell table:style-name="ce52"/>
        </table:table-row>
        <table:table-row table:style-name="ro1">
          <table:table-cell office:value-type="currency" office:currency="USD" office:value="40525" calcext:value-type="currency">
            <text:p>$40,525.00</text:p>
          </table:table-cell>
          <table:table-cell office:value-type="percentage" office:value="0.12" calcext:value-type="percentage">
            <text:p>12.00%</text:p>
          </table:table-cell>
          <table:table-cell/>
          <table:table-cell table:formula="of:=MAX(0;(MIN(([.$B$2]-[.$B$3]);[.A8])-[.A7])*[.B8])" office:value-type="currency" office:currency="USD" office:value="960" calcext:value-type="currency">
            <text:p>$960.00</text:p>
          </table:table-cell>
          <table:table-cell/>
          <table:table-cell office:value-type="string" calcext:value-type="string">
            <text:p>SS Rate</text:p>
          </table:table-cell>
          <table:table-cell table:style-name="ce54" office:value-type="percentage" office:value="0.062" calcext:value-type="percentage">
            <text:p>6.20%</text:p>
          </table:table-cell>
          <table:table-cell table:number-columns-repeated="7"/>
          <table:table-cell office:value-type="string" calcext:value-type="string">
            <text:p>Dentist</text:p>
          </table:table-cell>
          <table:table-cell table:style-name="ce52"/>
        </table:table-row>
        <table:table-row table:style-name="ro1">
          <table:table-cell office:value-type="currency" office:currency="USD" office:value="86375" calcext:value-type="currency">
            <text:p>$86,375.00</text:p>
          </table:table-cell>
          <table:table-cell office:value-type="percentage" office:value="0.22" calcext:value-type="percentage">
            <text:p>22.00%</text:p>
          </table:table-cell>
          <table:table-cell/>
          <table:table-cell table:formula="of:=MAX(0;(MIN(([.$B$2]-[.$B$3]);[.A9])-[.A8])*[.B9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edicare rate</text:p>
          </table:table-cell>
          <table:table-cell table:style-name="ce54" office:value-type="percentage" office:value="0.0145" calcext:value-type="percentage">
            <text:p>1.45%</text:p>
          </table:table-cell>
          <table:table-cell table:number-columns-repeated="7"/>
          <table:table-cell office:value-type="string" calcext:value-type="string">
            <text:p>LASIK</text:p>
          </table:table-cell>
          <table:table-cell table:style-name="ce52"/>
        </table:table-row>
        <table:table-row table:style-name="ro1">
          <table:table-cell office:value-type="currency" office:currency="USD" office:value="164925" calcext:value-type="currency">
            <text:p>$164,925.00</text:p>
          </table:table-cell>
          <table:table-cell office:value-type="percentage" office:value="0.24" calcext:value-type="percentage">
            <text:p>24.00%</text:p>
          </table:table-cell>
          <table:table-cell/>
          <table:table-cell table:formula="of:=MAX(0;(MIN(([.$B$2]-[.$B$3]);[.A10])-[.A9])*[.B10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edicare threshold rate</text:p>
          </table:table-cell>
          <table:table-cell table:style-name="ce54" office:value-type="percentage" office:value="0.009" calcext:value-type="percentage">
            <text:p>0.90%</text:p>
          </table:table-cell>
          <table:table-cell table:number-columns-repeated="9"/>
        </table:table-row>
        <table:table-row table:style-name="ro1">
          <table:table-cell office:value-type="currency" office:currency="USD" office:value="209425" calcext:value-type="currency">
            <text:p>$209,425.00</text:p>
          </table:table-cell>
          <table:table-cell office:value-type="percentage" office:value="0.32" calcext:value-type="percentage">
            <text:p>32.00%</text:p>
          </table:table-cell>
          <table:table-cell/>
          <table:table-cell table:formula="of:=MAX(0;(MIN(([.$B$2]-[.$B$3]);[.A11])-[.A10])*[.B11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office:value-type="currency" office:currency="USD" office:value="523600" calcext:value-type="currency">
            <text:p>$523,600.00</text:p>
          </table:table-cell>
          <table:table-cell office:value-type="percentage" office:value="0.35" calcext:value-type="percentage">
            <text:p>35.00%</text:p>
          </table:table-cell>
          <table:table-cell/>
          <table:table-cell table:formula="of:=MAX(0;(MIN(([.$B$2]-[.$B$3]);[.A12])-[.A11])*[.B12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ce53"/>
          <table:table-cell office:value-type="percentage" office:value="0.37" calcext:value-type="percentage">
            <text:p>37.00%</text:p>
          </table:table-cell>
          <table:table-cell/>
          <table:table-cell table:formula="of:=MAX(0;(MIN(([.$B$2]-[.$B$3]);[.A13])-[.A12])*[.B13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Total Fed:</text:p>
          </table:table-cell>
          <table:table-cell table:formula="of:=SUM([.D7:.D13])" office:value-type="currency" office:currency="USD" office:value="1955" calcext:value-type="currency">
            <text:p>$1,955.00</text:p>
          </table:table-cell>
          <table:table-cell table:style-name="ce41"/>
          <table:table-cell table:style-name="ce41" table:formula="of:=MIN([$Budget.A2];[.G6])*[.G8]+[$Budget.A2]*[.G9]+MAX(0;[$Budget.A2]-[.G7])*[.G10]" office:value-type="currency" office:currency="USD" office:value="3825" calcext:value-type="currency">
            <text:p>$3,825.0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1" table:number-columns-repeated="2"/>
          <table:table-cell/>
          <table:table-cell table:style-name="ce50" office:value-type="string" calcext:value-type="string">
            <text:p>Standard Deduction</text:p>
          </table:table-cell>
          <table:table-cell/>
          <table:table-cell table:style-name="ce50" office:value-type="string" calcext:value-type="string">
            <text:p>Itemizable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Stat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ce52" office:value-type="currency" office:currency="USD" office:value="8000" calcext:value-type="currency">
            <text:p>$8,000.00</text:p>
          </table:table-cell>
          <table:table-cell/>
          <table:table-cell office:value-type="string" calcext:value-type="string">
            <text:p>Medical/dental</text:p>
          </table:table-cell>
          <table:table-cell table:style-name="ce41" table:formula="of:=[.K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ncome</text:p>
          </table:table-cell>
          <table:table-cell table:style-name="ce41" table:formula="of:=[.B2]" office:value-type="currency" office:currency="USD" office:value="30500" calcext:value-type="currency">
            <text:p>$30,500.00</text:p>
          </table:table-cell>
          <table:table-cell table:number-columns-repeated="7"/>
          <table:table-cell office:value-type="string" calcext:value-type="string">
            <text:p>SALT</text:p>
          </table:table-cell>
          <table:table-cell table:style-name="ce41" table:formula="of:=[.M18]" office:value-type="currency" office:currency="USD" office:value="1110" calcext:value-type="currency">
            <text:p>$1,110.00</text:p>
          </table:table-cell>
          <table:table-cell table:style-name="ce24" office:value-type="string" calcext:value-type="string">
            <text:p>UPDATE ITERATIVELY→</text:p>
          </table:table-cell>
          <table:table-cell table:style-name="ce52" office:value-type="currency" office:currency="USD" office:value="1110" calcext:value-type="currency">
            <text:p>$1,110.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eductions</text:p>
          </table:table-cell>
          <table:table-cell table:style-name="ce41" table:formula="of:=MAX([.H17];SUM([.K17:.K23]))" office:value-type="currency" office:currency="USD" office:value="8000" calcext:value-type="currency">
            <text:p>$8,000.00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50" office:value-type="string" calcext:value-type="string">
            <text:p>Marginal Rates</text:p>
          </table:table-cell>
          <table:table-cell table:style-name="Default"/>
          <table:table-cell/>
          <table:table-cell table:style-name="ce55" office:value-type="string" calcext:value-type="string">
            <text:p>Tax</text:p>
          </table:table-cell>
          <table:table-cell table:number-columns-repeated="12"/>
        </table:table-row>
        <table:table-row table:style-name="ro1">
          <table:table-cell table:style-name="ce51" office:value-type="currency" office:currency="USD" office:value="0" calcext:value-type="currency">
            <text:p>$0.00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currency" office:currency="USD" office:value="8500" calcext:value-type="currency">
            <text:p>$8,500.00</text:p>
          </table:table-cell>
          <table:table-cell office:value-type="percentage" office:value="0.04" calcext:value-type="percentage">
            <text:p>4.00%</text:p>
          </table:table-cell>
          <table:table-cell/>
          <table:table-cell table:formula="of:=MAX(0;(MIN(([.$B$18]-[.$B$19]);[.A23])-[.A22])*[.B23])" office:value-type="currency" office:currency="USD" office:value="340" calcext:value-type="currency">
            <text:p>$340.00</text:p>
          </table:table-cell>
          <table:table-cell table:number-columns-repeated="12"/>
        </table:table-row>
        <table:table-row table:style-name="ro1">
          <table:table-cell office:value-type="currency" office:currency="USD" office:value="11700" calcext:value-type="currency">
            <text:p>$11,700.00</text:p>
          </table:table-cell>
          <table:table-cell office:value-type="percentage" office:value="0.045" calcext:value-type="percentage">
            <text:p>4.50%</text:p>
          </table:table-cell>
          <table:table-cell/>
          <table:table-cell table:formula="of:=MAX(0;(MIN(([.$B$18]-[.$B$19]);[.A24])-[.A23])*[.B24])" office:value-type="currency" office:currency="USD" office:value="144" calcext:value-type="currency">
            <text:p>$144.00</text:p>
          </table:table-cell>
          <table:table-cell table:number-columns-repeated="12"/>
        </table:table-row>
        <table:table-row table:style-name="ro1">
          <table:table-cell office:value-type="currency" office:currency="USD" office:value="13900" calcext:value-type="currency">
            <text:p>$13,900.00</text:p>
          </table:table-cell>
          <table:table-cell office:value-type="percentage" office:value="0.0525" calcext:value-type="percentage">
            <text:p>5.25%</text:p>
          </table:table-cell>
          <table:table-cell/>
          <table:table-cell table:formula="of:=MAX(0;(MIN(([.$B$18]-[.$B$19]);[.A25])-[.A24])*[.B25])" office:value-type="currency" office:currency="USD" office:value="115.5" calcext:value-type="currency">
            <text:p>$115.50</text:p>
          </table:table-cell>
          <table:table-cell table:number-columns-repeated="12"/>
        </table:table-row>
        <table:table-row table:style-name="ro1">
          <table:table-cell office:value-type="currency" office:currency="USD" office:value="21400" calcext:value-type="currency">
            <text:p>$21,400.00</text:p>
          </table:table-cell>
          <table:table-cell office:value-type="percentage" office:value="0.059" calcext:value-type="percentage">
            <text:p>5.90%</text:p>
          </table:table-cell>
          <table:table-cell/>
          <table:table-cell table:formula="of:=MAX(0;(MIN(([.$B$18]-[.$B$19]);[.A26])-[.A25])*[.B26])" office:value-type="currency" office:currency="USD" office:value="442.5" calcext:value-type="currency">
            <text:p>$442.50</text:p>
          </table:table-cell>
          <table:table-cell table:number-columns-repeated="12"/>
        </table:table-row>
        <table:table-row table:style-name="ro1">
          <table:table-cell office:value-type="currency" office:currency="USD" office:value="80650" calcext:value-type="currency">
            <text:p>$80,650.00</text:p>
          </table:table-cell>
          <table:table-cell office:value-type="percentage" office:value="0.0609" calcext:value-type="percentage">
            <text:p>6.09%</text:p>
          </table:table-cell>
          <table:table-cell/>
          <table:table-cell table:formula="of:=MAX(0;(MIN(([.$B$18]-[.$B$19]);[.A27])-[.A26])*[.B27])" office:value-type="currency" office:currency="USD" office:value="66.99" calcext:value-type="currency">
            <text:p>$66.99</text:p>
          </table:table-cell>
          <table:table-cell table:number-columns-repeated="12"/>
        </table:table-row>
        <table:table-row table:style-name="ro1">
          <table:table-cell office:value-type="currency" office:currency="USD" office:value="215400" calcext:value-type="currency">
            <text:p>$215,400.00</text:p>
          </table:table-cell>
          <table:table-cell office:value-type="percentage" office:value="0.0641" calcext:value-type="percentage">
            <text:p>6.41%</text:p>
          </table:table-cell>
          <table:table-cell/>
          <table:table-cell table:formula="of:=MAX(0;(MIN(([.$B$18]-[.$B$19]);[.A28])-[.A27])*[.B28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office:value-type="currency" office:currency="USD" office:value="1077550" calcext:value-type="currency">
            <text:p>$1,077,550.00</text:p>
          </table:table-cell>
          <table:table-cell office:value-type="percentage" office:value="0.0685" calcext:value-type="percentage">
            <text:p>6.85%</text:p>
          </table:table-cell>
          <table:table-cell/>
          <table:table-cell table:formula="of:=MAX(0;(MIN(([.$B$18]-[.$B$19]);[.A29])-[.A28])*[.B29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ce53"/>
          <table:table-cell office:value-type="percentage" office:value="0.0882" calcext:value-type="percentage">
            <text:p>8.82%</text:p>
          </table:table-cell>
          <table:table-cell/>
          <table:table-cell table:formula="of:=MAX(0;(MIN(([.$B$18]-[.$B$19]);[.A30])-[.A29])*[.B30])" office:value-type="currency" office:currency="USD" office:value="0" calcext:value-type="currency">
            <text:p>$0.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Total State:</text:p>
          </table:table-cell>
          <table:table-cell table:formula="of:=SUM([.D23:.D30])" office:value-type="currency" office:currency="USD" office:value="1108.99" calcext:value-type="currency">
            <text:p>$1,108.99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4"/>
        </table:table-row>
      </table:table>
      <table:table table:name="Monthly - Discretionary" table:style-name="ta1">
        <table:table-column table:style-name="co18" table:default-cell-style-name="Default"/>
        <table:table-column table:style-name="co1" table:default-cell-style-name="ce47"/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41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ce41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41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default-cell-style-name="ce41"/>
        <table:table-column table:style-name="co1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row table:style-name="ro1">
          <table:table-cell table:style-name="ce46" office:value-type="string" calcext:value-type="string">
            <text:p>Food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Ga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Household Supplie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Entertainment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 table:style-name="ce46"/>
          <table:table-cell table:style-name="ce46" office:value-type="string" calcext:value-type="string">
            <text:p>Hobbie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 table:style-name="ce46" table:number-columns-repeated="7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41"/>
          <table:table-cell table:number-columns-repeated="3"/>
        </table:table-row>
        <table:table-row table:style-name="ro1" table:number-rows-repeated="5">
          <table:table-cell table:number-columns-repeated="21"/>
          <table:table-cell table:style-name="ce47"/>
          <table:table-cell table:style-name="ce41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9"/>
          <table:table-cell table:style-name="ce47"/>
          <table:table-cell table:style-name="ce41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Remaining</text:p>
          </table:table-cell>
          <table:table-cell table:formula="of:=[Budget.L9]+[$Budget.N9]-SUM([.C2:.C20])"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2]+[$Budget.N12]-SUM([.G2:.G20])" office:value-type="currency" office:currency="USD" office:value="50" calcext:value-type="currency">
            <text:p>$5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4]+[$Budget.N14]-SUM([.K2:.K20])" office:value-type="currency" office:currency="USD" office:value="50" calcext:value-type="currency">
            <text:p>$5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7]+[$Budget.N17]-SUM([.O2:.O20])" office:value-type="currency" office:currency="USD" office:value="29" calcext:value-type="currency">
            <text:p>$29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8]+[$Budget.N18]-SUM([.S2:.S20])" office:value-type="currency" office:currency="USD" office:value="0" calcext:value-type="currency">
            <text:p>$0.0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ce31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32"/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6" office:value-type="string" calcext:value-type="string">
            <text:p>Car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Personal Care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Home &amp; Kitchen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Medical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/>
          <table:table-cell table:style-name="ce46" office:value-type="string" calcext:value-type="string">
            <text:p>Gift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 table:number-columns-repeated="7"/>
        </table:table-row>
        <table:table-row table:style-name="ro1" table:number-rows-repeated="7">
          <table:table-cell table:number-columns-repeated="5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4"/>
          <table:table-cell table:style-name="Default"/>
          <table:table-cell table:number-columns-repeated="2"/>
          <table:table-cell table:style-name="ce47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8"/>
        </table:table-row>
        <table:table-row table:style-name="ro1" table:number-rows-repeated="5">
          <table:table-cell table:number-columns-repeated="13"/>
          <table:table-cell table:style-name="ce47"/>
          <table:table-cell table:number-columns-repeated="12"/>
        </table:table-row>
        <table:table-row table:style-name="ro1" table:number-rows-repeated="4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Remaining</text:p>
          </table:table-cell>
          <table:table-cell table:formula="of:=[Budget.L11]+[$Budget.N11]-SUM([.C26:.C44])" office:value-type="currency" office:currency="USD" office:value="47" calcext:value-type="currency">
            <text:p>$47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5]+[$Budget.N15]-SUM([.G26:.G44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6]+[$Budget.N16]-SUM([.K26:.K44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3]+[$Budget.N13]-SUM([.O26:.O44])" office:value-type="currency" office:currency="USD" office:value="650" calcext:value-type="currency">
            <text:p>$650.00</text:p>
          </table:table-cell>
          <table:table-cell table:number-columns-repeated="2"/>
          <table:table-cell office:value-type="string" calcext:value-type="string">
            <text:p>Remaining</text:p>
          </table:table-cell>
          <table:table-cell table:formula="of:=[Budget.L19]+[$Budget.N19]-SUM([.S26:.S44])" office:value-type="currency" office:currency="USD" office:value="0" calcext:value-type="currency">
            <text:p>$0.0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6" office:value-type="string" calcext:value-type="string">
            <text:p>Clothes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$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Remaining</text:p>
          </table:table-cell>
          <table:table-cell table:formula="of:=[Budget.L20]+[$Budget.N20]-SUM([.C49:.C67])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table table:name="Monthly - Recurring" table:style-name="ta1">
        <table:table-column table:style-name="co1" table:number-columns-repeated="2" table:default-cell-style-name="Default"/>
        <table:table-column table:style-name="co1" table:default-cell-style-name="ce41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column table:style-name="co1" table:default-cell-style-name="ce41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41"/>
        <table:table-row table:style-name="ro1">
          <table:table-cell table:style-name="ce33" office:value-type="string" calcext:value-type="string" table:number-columns-spanned="3" table:number-rows-spanned="1">
            <text:p>Utilities</text:p>
          </table:table-cell>
          <table:covered-table-cell/>
          <table:covered-table-cell table:style-name="Default"/>
          <table:table-cell/>
          <table:table-cell table:style-name="ce33" office:value-type="string" calcext:value-type="string" table:number-columns-spanned="3" table:number-rows-spanned="1">
            <text:p>Insurance</text:p>
          </table:table-cell>
          <table:covered-table-cell/>
          <table:covered-table-cell table:style-name="Default"/>
          <table:table-cell table:style-name="Default"/>
          <table:table-cell table:style-name="ce33" office:value-type="string" calcext:value-type="string" table:number-columns-spanned="3" table:number-rows-spanned="1">
            <text:p>Entertainment</text:p>
          </table:table-cell>
          <table:covered-table-cell/>
          <table:covered-table-cell table:style-name="Default"/>
          <table:table-cell/>
          <table:table-cell table:style-name="ce33" office:value-type="string" calcext:value-type="string" table:number-columns-spanned="3" table:number-rows-spanned="1">
            <text:p>Personal Care</text:p>
          </table:table-cell>
          <table:covered-table-cell/>
          <table:covered-table-cell table:style-name="Default"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  <table:table-cell table:style-name="ce46"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style-name="ce47" office:value-type="date" office:date-value="2021-02-08" calcext:value-type="date">
            <text:p>02/08/21</text:p>
          </table:table-cell>
          <table:table-cell office:value-type="currency" office:currency="USD" office:value="110" calcext:value-type="currency">
            <text:p>$110.00</text:p>
          </table:table-cell>
          <table:table-cell/>
          <table:table-cell office:value-type="string" calcext:value-type="string">
            <text:p>Car Insurance</text:p>
          </table:table-cell>
          <table:table-cell table:style-name="ce47" office:value-type="date" office:date-value="2021-02-12" calcext:value-type="date">
            <text:p>02/12/21</text:p>
          </table:table-cell>
          <table:table-cell office:value-type="currency" office:currency="USD" office:value="113" calcext:value-type="currency">
            <text:p>$113.00</text:p>
          </table:table-cell>
          <table:table-cell/>
          <table:table-cell office:value-type="string" calcext:value-type="string">
            <text:p>Crunchyroll</text:p>
          </table:table-cell>
          <table:table-cell table:style-name="ce47" office:value-type="date" office:date-value="2021-02-26" calcext:value-type="date">
            <text:p>02/26/21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office:value-type="string" calcext:value-type="string">
            <text:p>Massage</text:p>
          </table:table-cell>
          <table:table-cell table:style-name="ce47" office:value-type="date" office:date-value="2021-02-09" calcext:value-type="date">
            <text:p>02/09/21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Gas&amp;Electric</text:p>
          </table:table-cell>
          <table:table-cell table:style-name="ce47" office:value-type="date" office:date-value="2021-02-28" calcext:value-type="date">
            <text:p>02/28/21</text:p>
          </table:table-cell>
          <table:table-cell office:value-type="currency" office:currency="USD" office:value="90" calcext:value-type="currency">
            <text:p>$90.00</text:p>
          </table:table-cell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5"/>
        </table:table-row>
        <table:table-row table:style-name="ro1" table:number-rows-repeated="18"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/>
          <table:table-cell table:formula="of:=SUM([.C3:.C22])" office:value-type="currency" office:currency="USD" office:value="200" calcext:value-type="currency">
            <text:p>$200.00</text:p>
          </table:table-cell>
          <table:table-cell/>
          <table:table-cell table:style-name="ce48" office:value-type="string" calcext:value-type="string">
            <text:p>Total</text:p>
          </table:table-cell>
          <table:table-cell/>
          <table:table-cell table:formula="of:=SUM([.G3:.G22])" office:value-type="currency" office:currency="USD" office:value="113" calcext:value-type="currency">
            <text:p>$113.00</text:p>
          </table:table-cell>
          <table:table-cell/>
          <table:table-cell table:style-name="ce48" office:value-type="string" calcext:value-type="string">
            <text:p>Total</text:p>
          </table:table-cell>
          <table:table-cell/>
          <table:table-cell table:formula="of:=SUM([.K3:.K22])" office:value-type="currency" office:currency="USD" office:value="8" calcext:value-type="currency">
            <text:p>$8.00</text:p>
          </table:table-cell>
          <table:table-cell/>
          <table:table-cell table:style-name="ce48" office:value-type="string" calcext:value-type="string">
            <text:p>Total</text:p>
          </table:table-cell>
          <table:table-cell/>
          <table:table-cell table:formula="of:=SUM([.O3:.O22])" office:value-type="currency" office:currency="USD" office:value="50" calcext:value-type="currency">
            <text:p>$50.00</text:p>
          </table:table-cell>
        </table:table-row>
      </table:table>
      <table:table table:name="BiMonthly" table:style-name="ta1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Utilities</text:p>
          </table:table-cell>
          <table:covered-table-cell table:number-columns-repeated="3" table:style-name="ce46"/>
          <table:covered-table-cell/>
          <table:table-cell/>
          <table:table-cell table:style-name="ce61"/>
          <table:table-cell table:style-name="ce46" table:number-columns-repeated="3"/>
          <table: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/>
          <table:table-cell table:style-name="ce46" table:number-columns-repeated="5"/>
        </table:table-row>
        <table:table-row table:style-name="ro1">
          <table:table-cell office:value-type="string" calcext:value-type="string">
            <text:p>Trash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7" office:value-type="date" office:date-value="2021-02-08" calcext:value-type="date">
            <text:p>02/08/21</text:p>
          </table:table-cell>
          <table:table-cell table:style-name="ce41" table:formula="of:=MAX(0;[.B3]/2*(2-(DATEDIF(EOMONTH(TODAY();-1)+1;EOMONTH([.C3];-1)+1;&quot;m&quot;))))" office:value-type="currency" office:currency="USD" office:value="70" calcext:value-type="currency">
            <text:p>$70.00</text:p>
          </table:table-cell>
          <table:table-cell table:style-name="ce41" table:formula="of:=[.B3]/2" office:value-type="currency" office:currency="USD" office:value="35" calcext:value-type="currency">
            <text:p>$35.00</text:p>
          </table:table-cell>
          <table:table-cell table:number-columns-repeated="3"/>
          <table:table-cell table:style-name="ce47"/>
          <table:table-cell table:style-name="ce41" table:number-columns-repeated="2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70" calcext:value-type="currency">
            <text:p>$70.00</text:p>
          </table:table-cell>
          <table:table-cell table:style-name="Default"/>
          <table:table-cell table:style-name="ce41" table:formula="of:=SUM([.D3:.D22])" office:value-type="currency" office:currency="USD" office:value="70" calcext:value-type="currency">
            <text:p>$70.00</text:p>
          </table:table-cell>
          <table:table-cell table:style-name="ce41" table:formula="of:=SUM([.E3:.E22])" office:value-type="currency" office:currency="USD" office:value="35" calcext:value-type="currency">
            <text:p>$35.00</text:p>
          </table:table-cell>
          <table:table-cell/>
          <table:table-cell table:style-name="ce48"/>
          <table:table-cell/>
          <table:table-cell table:style-name="Default"/>
          <table:table-cell table:style-name="ce41" table:number-columns-repeated="2"/>
        </table:table-row>
      </table:table>
      <table:table table:name="Quarterly" table:style-name="ta1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Utilities</text:p>
          </table:table-cell>
          <table:covered-table-cell table:number-columns-repeated="3" table:style-name="ce46"/>
          <table:covered-table-cell/>
          <table:table-cell/>
          <table:table-cell table:style-name="ce61" table:number-columns-spanned="5" table:number-rows-spanned="1"/>
          <table:covered-table-cell table:number-columns-repeated="3" table:style-name="ce46"/>
          <table:covered-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/>
          <table:table-cell table:style-name="ce46"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currency" office:currency="USD" office:value="35" calcext:value-type="currency">
            <text:p>$35.00</text:p>
          </table:table-cell>
          <table:table-cell table:style-name="ce47" office:value-type="date" office:date-value="2021-02-28" calcext:value-type="date">
            <text:p>02/28/21</text:p>
          </table:table-cell>
          <table:table-cell table:style-name="ce41" table:formula="of:=[.B3]/3*(3-(DATEDIF(EOMONTH(TODAY();-1)+1;EOMONTH([.C3];-1)+1;&quot;m&quot;)))" office:value-type="currency" office:currency="USD" office:value="35" calcext:value-type="currency">
            <text:p>$35.00</text:p>
          </table:table-cell>
          <table:table-cell table:style-name="ce41" table:formula="of:=[.B3]/3" office:value-type="currency" office:currency="USD" office:value="11.6666666666667" calcext:value-type="currency">
            <text:p>$11.67</text:p>
          </table:table-cell>
          <table:table-cell table:number-columns-repeated="3"/>
          <table:table-cell table:style-name="ce47"/>
          <table:table-cell table:style-name="ce41" table:number-columns-repeated="2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35" calcext:value-type="currency">
            <text:p>$35.00</text:p>
          </table:table-cell>
          <table:table-cell table:style-name="Default"/>
          <table:table-cell table:style-name="ce41" table:formula="of:=SUM([.D3:.D22])" office:value-type="currency" office:currency="USD" office:value="35" calcext:value-type="currency">
            <text:p>$35.00</text:p>
          </table:table-cell>
          <table:table-cell table:style-name="ce41" table:formula="of:=SUM([.E3:.E22])" office:value-type="currency" office:currency="USD" office:value="11.6666666666667" calcext:value-type="currency">
            <text:p>$11.67</text:p>
          </table:table-cell>
          <table:table-cell/>
          <table:table-cell table:style-name="ce48"/>
          <table:table-cell/>
          <table:table-cell table:style-name="Default"/>
          <table:table-cell table:style-name="ce41" table:number-columns-repeated="2"/>
        </table:table-row>
      </table:table>
      <table:table table:name="SemiAnnual" table:style-name="ta1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Misc</text:p>
          </table:table-cell>
          <table:covered-table-cell table:number-columns-repeated="3" table:style-name="ce46"/>
          <table:covered-table-cell/>
          <table:table-cell table:number-columns-repeated="2"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e Swap</text:p>
          </table:table-cell>
          <table:table-cell office:value-type="currency" office:currency="USD" office:value="100" calcext:value-type="currency">
            <text:p>$100.00</text:p>
          </table:table-cell>
          <table:table-cell table:style-name="ce47" office:value-type="date" office:date-value="2021-04-15" calcext:value-type="date">
            <text:p>04/15/21</text:p>
          </table:table-cell>
          <table:table-cell table:style-name="ce41" table:formula="of:=[.B3]/6*(6-(DATEDIF(EOMONTH(TODAY();-1)+1;EOMONTH([.C3];-1)+1;&quot;m&quot;)))" office:value-type="currency" office:currency="USD" office:value="66.6666666666667" calcext:value-type="currency">
            <text:p>$66.67</text:p>
          </table:table-cell>
          <table:table-cell table:style-name="ce41" table:formula="of:=[.B3]/6" office:value-type="currency" office:currency="USD" office:value="16.6666666666667" calcext:value-type="currency">
            <text:p>$16.67</text:p>
          </table:table-cell>
          <table:table-cell/>
          <table:table-cell table:style-name="ce47"/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100" calcext:value-type="currency">
            <text:p>$100.00</text:p>
          </table:table-cell>
          <table:table-cell table:style-name="Default"/>
          <table:table-cell table:style-name="ce41" table:formula="of:=SUM([.D3:.D22])" office:value-type="currency" office:currency="USD" office:value="66.6666666666667" calcext:value-type="currency">
            <text:p>$66.67</text:p>
          </table:table-cell>
          <table:table-cell table:style-name="ce41" table:formula="of:=SUM([.E3:.E22])" office:value-type="currency" office:currency="USD" office:value="16.6666666666667" calcext:value-type="currency">
            <text:p>$16.67</text:p>
          </table:table-cell>
          <table:table-cell table:number-columns-repeated="2"/>
        </table:table-row>
      </table:table>
      <table:table table:name="Annual" table:style-name="ta1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column table:style-name="co1" table:default-cell-style-name="ce41"/>
        <table:table-column table:style-name="co1" table:default-cell-style-name="ce47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Entertainment</text:p>
          </table:table-cell>
          <table:covered-table-cell table:number-columns-repeated="3" table:style-name="ce46"/>
          <table:covered-table-cell/>
          <table:table-cell/>
          <table:table-cell table:style-name="ce61" office:value-type="string" calcext:value-type="string" table:number-columns-spanned="5" table:number-rows-spanned="1">
            <text:p>Misc</text:p>
          </table:table-cell>
          <table:covered-table-cell table:number-columns-repeated="3" table:style-name="ce46"/>
          <table:covered-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 table:style-name="ce46"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currency" office:currency="USD" office:value="120" calcext:value-type="currency">
            <text:p>$120.00</text:p>
          </table:table-cell>
          <table:table-cell table:style-name="ce47" office:value-type="date" office:date-value="2021-06-13" calcext:value-type="date">
            <text:p>06/13/21</text:p>
          </table:table-cell>
          <table:table-cell table:style-name="ce41" table:formula="of:=[.B3]/12*(12-(DATEDIF(EOMONTH(TODAY();-1)+1;EOMONTH([.C3];-1)+1;&quot;m&quot;)))" office:value-type="currency" office:currency="USD" office:value="80" calcext:value-type="currency">
            <text:p>$80.00</text:p>
          </table:table-cell>
          <table:table-cell table:style-name="ce41" table:formula="of:=[.B3]/12" office:value-type="currency" office:currency="USD" office:value="10" calcext:value-type="currency">
            <text:p>$10.00</text:p>
          </table:table-cell>
          <table:table-cell table:style-name="ce41"/>
          <table:table-cell office:value-type="string" calcext:value-type="string">
            <text:p>Costco</text:p>
          </table:table-cell>
          <table:table-cell office:value-type="currency" office:currency="USD" office:value="65" calcext:value-type="currency">
            <text:p>$65.00</text:p>
          </table:table-cell>
          <table:table-cell office:value-type="date" office:date-value="2021-10-15" calcext:value-type="date">
            <text:p>10/15/21</text:p>
          </table:table-cell>
          <table:table-cell table:style-name="ce41" table:formula="of:=[.H3]/12*(12-(DATEDIF(EOMONTH(TODAY();-1)+1;EOMONTH([.I3];-1)+1;&quot;m&quot;)))" office:value-type="currency" office:currency="USD" office:value="21.6666666666667" calcext:value-type="currency">
            <text:p>$21.67</text:p>
          </table:table-cell>
          <table:table-cell table:style-name="ce41" table:formula="of:=[.H3]/12" office:value-type="currency" office:currency="USD" office:value="5.41666666666667" calcext:value-type="currency">
            <text:p>$5.42</text:p>
          </table:table-cell>
        </table:table-row>
        <table:table-row table:style-name="ro1">
          <table:table-cell office:value-type="string" calcext:value-type="string">
            <text:p>iTunes Match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7" office:value-type="date" office:date-value="2021-02-21" calcext:value-type="date">
            <text:p>02/21/21</text:p>
          </table:table-cell>
          <table:table-cell table:style-name="ce41" table:formula="of:=[.B4]/12*(12-(DATEDIF(EOMONTH(TODAY();-1)+1;EOMONTH([.C4];-1)+1;&quot;m&quot;)))" office:value-type="currency" office:currency="USD" office:value="25" calcext:value-type="currency">
            <text:p>$25.00</text:p>
          </table:table-cell>
          <table:table-cell table:style-name="ce41" table:formula="of:=[.B4]/12" office:value-type="currency" office:currency="USD" office:value="2.08333333333333" calcext:value-type="currency">
            <text:p>$2.08</text:p>
          </table:table-cell>
          <table:table-cell table:number-columns-repeated="4"/>
          <table:table-cell table:style-name="ce41" table:number-columns-repeated="2"/>
        </table:table-row>
        <table:table-row table:style-name="ro1">
          <table:table-cell table:number-columns-repeated="9"/>
          <table:table-cell table:style-name="ce41" table:number-columns-repeated="2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3])" office:value-type="currency" office:currency="USD" office:value="145" calcext:value-type="currency">
            <text:p>$145.00</text:p>
          </table:table-cell>
          <table:table-cell table:style-name="Default"/>
          <table:table-cell table:style-name="ce41" table:formula="of:=SUM([.D3:.D23])" office:value-type="currency" office:currency="USD" office:value="105" calcext:value-type="currency">
            <text:p>$105.00</text:p>
          </table:table-cell>
          <table:table-cell table:style-name="ce41" table:formula="of:=SUM([.E3:.E23])" office:value-type="currency" office:currency="USD" office:value="12.0833333333333" calcext:value-type="currency">
            <text:p>$12.08</text:p>
          </table:table-cell>
          <table:table-cell table:style-name="ce41"/>
          <table:table-cell table:style-name="ce48" office:value-type="string" calcext:value-type="string">
            <text:p>Total</text:p>
          </table:table-cell>
          <table:table-cell table:formula="of:=SUM([.H3:.H23])" office:value-type="currency" office:currency="USD" office:value="65" calcext:value-type="currency">
            <text:p>$65.00</text:p>
          </table:table-cell>
          <table:table-cell table:style-name="Default"/>
          <table:table-cell table:style-name="ce41" table:formula="of:=SUM([.J3:.J23])" office:value-type="currency" office:currency="USD" office:value="21.6666666666667" calcext:value-type="currency">
            <text:p>$21.67</text:p>
          </table:table-cell>
          <table:table-cell table:style-name="ce41" table:formula="of:=SUM([.K3:.K23])" office:value-type="currency" office:currency="USD" office:value="5.41666666666667" calcext:value-type="currency">
            <text:p>$5.42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/>
          <table:table-cell/>
          <table:table-cell table:style-name="Default"/>
          <table:table-cell table:style-name="ce41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/>
          <table:table-cell/>
          <table:table-cell table:style-name="Default"/>
          <table:table-cell table:style-name="ce41" table:number-columns-repeated="3"/>
          <table:table-cell/>
          <table:table-cell table:style-name="Default" table:number-columns-repeated="2"/>
          <table:table-cell table:number-columns-repeated="2"/>
        </table:table-row>
      </table:table>
      <table:table table:name="BiAnnual" table:style-name="ta1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column table:style-name="co1" table:number-columns-repeated="2" table:default-cell-style-name="ce41"/>
        <table:table-column table:style-name="co1" table:number-columns-repeated="2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Car</text:p>
          </table:table-cell>
          <table:covered-table-cell table:number-columns-repeated="3" table:style-name="ce46"/>
          <table:covered-table-cell/>
          <table:table-cell/>
          <table:table-cell table:style-name="ce61" office:value-type="string" calcext:value-type="string" table:number-columns-spanned="5" table:number-rows-spanned="1">
            <text:p>Misc</text:p>
          </table:table-cell>
          <table:covered-table-cell table:number-columns-repeated="3" table:style-name="ce46"/>
          <table:covered-table-cell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/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currency" office:currency="USD" office:value="53.5" calcext:value-type="currency">
            <text:p>$53.50</text:p>
          </table:table-cell>
          <table:table-cell table:style-name="ce47" office:value-type="date" office:date-value="2021-08-15" calcext:value-type="date">
            <text:p>08/15/21</text:p>
          </table:table-cell>
          <table:table-cell table:style-name="ce41" table:formula="of:=[.B3]/24*(24-(DATEDIF(EOMONTH(TODAY();-1)+1;EOMONTH([.C3];-1)+1;&quot;m&quot;)))" office:value-type="currency" office:currency="USD" office:value="40.125" calcext:value-type="currency">
            <text:p>$40.13</text:p>
          </table:table-cell>
          <table:table-cell table:style-name="ce41" table:formula="of:=[.B3]/24" office:value-type="currency" office:currency="USD" office:value="2.22916666666667" calcext:value-type="currency">
            <text:p>$2.23</text:p>
          </table:table-cell>
          <table:table-cell/>
          <table:table-cell office:value-type="string" calcext:value-type="string">
            <text:p>Domain</text:p>
          </table:table-cell>
          <table:table-cell office:value-type="currency" office:currency="USD" office:value="22" calcext:value-type="currency">
            <text:p>$22.00</text:p>
          </table:table-cell>
          <table:table-cell table:style-name="ce47" office:value-type="date" office:date-value="2022-01-08" calcext:value-type="date">
            <text:p>01/08/22</text:p>
          </table:table-cell>
          <table:table-cell table:style-name="ce41" table:formula="of:=[.H3]/24*(24-(DATEDIF(EOMONTH(TODAY();-1)+1;EOMONTH([.I3];-1)+1;&quot;m&quot;)))" office:value-type="currency" office:currency="USD" office:value="11.9166666666667" calcext:value-type="currency">
            <text:p>$11.92</text:p>
          </table:table-cell>
          <table:table-cell table:style-name="ce41" table:formula="of:=[.H3]/24" office:value-type="currency" office:currency="USD" office:value="0.916666666666667" calcext:value-type="currency">
            <text:p>$0.92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53.5" calcext:value-type="currency">
            <text:p>$53.50</text:p>
          </table:table-cell>
          <table:table-cell table:style-name="Default"/>
          <table:table-cell table:style-name="ce41" table:formula="of:=SUM([.D3:.D22])" office:value-type="currency" office:currency="USD" office:value="40.125" calcext:value-type="currency">
            <text:p>$40.13</text:p>
          </table:table-cell>
          <table:table-cell table:style-name="ce41" table:formula="of:=SUM([.E3:.E22])" office:value-type="currency" office:currency="USD" office:value="2.22916666666667" calcext:value-type="currency">
            <text:p>$2.23</text:p>
          </table:table-cell>
          <table:table-cell/>
          <table:table-cell table:style-name="ce48" office:value-type="string" calcext:value-type="string">
            <text:p>Total</text:p>
          </table:table-cell>
          <table:table-cell table:formula="of:=SUM([.H3:.H22])" office:value-type="currency" office:currency="USD" office:value="22" calcext:value-type="currency">
            <text:p>$22.00</text:p>
          </table:table-cell>
          <table:table-cell table:style-name="Default"/>
          <table:table-cell table:style-name="ce41" table:formula="of:=SUM([.J3:.J22])" office:value-type="currency" office:currency="USD" office:value="11.9166666666667" calcext:value-type="currency">
            <text:p>$11.92</text:p>
          </table:table-cell>
          <table:table-cell table:style-name="ce41" table:formula="of:=SUM([.K3:.K22])" office:value-type="currency" office:currency="USD" office:value="0.916666666666667" calcext:value-type="currency">
            <text:p>$0.92</text:p>
          </table:table-cell>
        </table:table-row>
      </table:table>
      <table:table table:name="TriAnnual" table:style-name="ta1">
        <table:table-column table:style-name="co1" table:default-cell-style-name="Default"/>
        <table:table-column table:style-name="co1" table:number-columns-repeated="2" table:default-cell-style-name="ce41"/>
        <table:table-column table:style-name="co1" table:number-columns-repeated="4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Utilities</text:p>
          </table:table-cell>
          <table:covered-table-cell table:number-columns-repeated="3" table:style-name="ce46"/>
          <table:covered-table-cell/>
          <table:table-cell table:number-columns-repeated="2"/>
        </table:table-row>
        <table:table-row table:style-name="ro1">
          <table:table-cell table:style-name="ce46" office:value-type="string" calcext:value-type="string">
            <text:p>Expense</text:p>
          </table:table-cell>
          <table:table-cell table:style-name="ce46" office:value-type="string" calcext:value-type="string">
            <text:p>Amount</text:p>
          </table:table-cell>
          <table:table-cell table:style-name="ce46" office:value-type="string" calcext:value-type="string">
            <text:p>Due</text:p>
          </table:table-cell>
          <table:table-cell table:style-name="ce46" office:value-type="string" calcext:value-type="string">
            <text:p>Saved</text:p>
          </table:table-cell>
          <table:table-cell table:style-name="ce46" office:value-type="string" calcext:value-type="string">
            <text:p>Per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N</text:p>
          </table:table-cell>
          <table:table-cell office:value-type="currency" office:currency="USD" office:value="90" calcext:value-type="currency">
            <text:p>$90.00</text:p>
          </table:table-cell>
          <table:table-cell table:style-name="ce47" office:value-type="date" office:date-value="2023-11-23" calcext:value-type="date">
            <text:p>11/23/23</text:p>
          </table:table-cell>
          <table:table-cell table:style-name="ce41" table:formula="of:=[.B3]/36*(36-(DATEDIF(EOMONTH(TODAY();-1)+1;EOMONTH([.C3];-1)+1;&quot;m&quot;)))" office:value-type="currency" office:currency="USD" office:value="7.5" calcext:value-type="currency">
            <text:p>$7.50</text:p>
          </table:table-cell>
          <table:table-cell table:style-name="ce41" table:formula="of:=[.B3]/36" office:value-type="currency" office:currency="USD" office:value="2.5" calcext:value-type="currency">
            <text:p>$2.50</text:p>
          </table:table-cell>
          <table:table-cell/>
          <table:table-cell table:style-name="ce47"/>
        </table:table-row>
        <table:table-row table:style-name="ro1" table:number-rows-repeated="19"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8" office:value-type="string" calcext:value-type="string">
            <text:p>Total</text:p>
          </table:table-cell>
          <table:table-cell table:formula="of:=SUM([.B3:.B22])" office:value-type="currency" office:currency="USD" office:value="90" calcext:value-type="currency">
            <text:p>$90.00</text:p>
          </table:table-cell>
          <table:table-cell table:style-name="Default"/>
          <table:table-cell table:style-name="ce41" table:formula="of:=SUM([.D3:.D22])" office:value-type="currency" office:currency="USD" office:value="7.5" calcext:value-type="currency">
            <text:p>$7.50</text:p>
          </table:table-cell>
          <table:table-cell table:style-name="ce41" table:formula="of:=SUM([.E3:.E22])" office:value-type="currency" office:currency="USD" office:value="2.5" calcext:value-type="currency">
            <text:p>$2.5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Goals.A1:Goals.F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5" number:min-decimal-places="5" number:min-integer-digits="1"/>
      <number:text>%</number:text>
    </number:percentage-style>
    <number:percentage-style style:name="N132">
      <number:number number:decimal-places="6" number:min-decimal-places="6" number:min-integer-digits="1"/>
      <number:text>%</number:text>
    </number:percentage-style>
    <number:percentage-style style:name="N133">
      <number:number number:decimal-places="7" number:min-decimal-places="7" number:min-integer-digits="1"/>
      <number:text>%</number:text>
    </number:percentage-style>
    <number:percentage-style style:name="N134">
      <number:number number:decimal-places="8" number:min-decimal-places="8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7:12:53.295763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8T17:50:58.440903507</meta:creation-date>
    <meta:generator>LibreOffice/7.0.4.2$Linux_X86_64 LibreOffice_project/1c5f81ee28659974774060c3fe084e73b3bd074b</meta:generator>
    <meta:editing-duration>P0D</meta:editing-duration>
    <meta:editing-cycles>1</meta:editing-cycles>
    <meta:document-statistic meta:table-count="12" meta:cell-count="725" meta:object-count="0"/>
  </office:meta>
</office:document-meta>
</file>